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7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00" style:cell-protect="protected" style:repeat-content="false"/>
      <style:paragraph-properties fo:text-align="start" fo:margin-left="0cm"/>
    </style:style>
    <style:style style:name="ce27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00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582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46.5pt" style:use-optimal-row-height="false" fo:break-before="auto"/>
    </style:style>
    <style:style style:name="ro3" style:family="table-row">
      <style:table-row-properties style:row-height="15.2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2"/>
        <table:table-column table:style-name="co6" table:default-cell-style-name="ce2"/>
        <table:table-column table:style-name="co7" table:number-columns-repeated="249" table:default-cell-style-name="ce2"/>
        <table:table-column table:style-name="co8" table:number-columns-repeated="16128" table:default-cell-style-name="ce1"/>
        <table:table-row table:style-name="ro1">
          <table:table-cell office:value-type="string" table:number-columns-spanned="5" table:number-rows-spanned="1" table:style-name="ce18">
            <text:p>行政院農業委員會漁業署及所屬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8">
            <text:p>歲出計畫提要及分支計畫概況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3">
            <text:p><text:s text:c="2"/>經資門併計</text:p>
          </table:table-cell>
          <table:table-cell office:value-type="string" table:number-columns-spanned="2" table:number-rows-spanned="1" table:style-name="ce19">
            <text:p>中華民國105年度</text:p>
          </table:table-cell>
          <table:covered-table-cell/>
          <table:table-cell office:value-type="string" table:number-columns-spanned="2" table:number-rows-spanned="1" table:style-name="ce20">
            <text:p>單位：新臺幣千元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工作計畫名稱及編號</text:p>
          </table:table-cell>
          <table:table-cell office:value-type="string" table:style-name="ce5">
            <text:p>5251201200</text:p>
          </table:table-cell>
          <table:table-cell office:value-type="string" table:style-name="ce6">
            <text:p>漁業科技研究發展</text:p>
          </table:table-cell>
          <table:table-cell office:value-type="string" table:style-name="ce4">
            <text:p>預算金額</text:p>
          </table:table-cell>
          <table:table-cell office:value-type="float" office:value="181142" table:style-name="ce7">
            <text:p>181,142<text:s/></text:p>
          </table:table-cell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21">
            <text:p>計畫內容：</text:p>
            <text:p>1.漁船作業安全及省能源漁業機具技術開發。</text:p>
            <text:p>2.另進行以船舶自動辨識系統或無線射頻辨識系統偵測漁</text:p>
            <text:p>　船進出港動態之最適性評估，以及規劃系統整體架構。</text:p>
            <text:p>3.進行水產養殖經營與管理研究；針對鰻魚進行資源調查</text:p>
            <text:p>　復育及未來產業發展之評估。</text:p>
            <text:p>4.開發新穎品系之觀賞魚蝦及進行周邊設備之研發。</text:p>
            <text:p>5.進行適合增殖放流魚貝介類繁養殖技術之研究，並針對</text:p>
            <text:p>　該等重要水產生物進行基因標誌研究。</text:p>
            <text:p>6.建立冷水性水生生物養殖模式及技術之研究。</text:p>
            <text:p>7.漁業科技計畫追蹤管考制度建立。</text:p>
            <text:p>8.強化沿近海重要漁業資源調查管理與合理利用，以及航</text:p>
            <text:p>　程紀錄器應用於沿近海漁業管理之研究。</text:p>
            <text:p>9.辦理我國遠洋漁業海上觀測暨生物樣本資料蒐集、遠洋</text:p>
            <text:p>　漁業主要魚種及混獲相關物種資源研究、氣候變遷對遠</text:p>
            <text:p>　洋鮪類資源及漁場變動之影響以及參與國際漁業組織科</text:p>
            <text:p>　學合作研究等計畫。</text:p>
            <text:p>10.建構海洋漁業資源整合系統。</text:p>
            <text:p>11.辦理栽培漁業示範區之生物及社經調查。</text:p>
            <text:p>12.進行沿海適合放流物種之調查及放流效益評估。</text:p>
            <text:p>13.進行大宗水產品之傳統水產品加工技術研發。</text:p>
            <text:p>14.開發水產檢測檢驗試劑，並針對水產飼料及水產品成</text:p>
            <text:p>　 分之含量進行研究，建立其標準資料。</text:p>
            <text:p>15.利用人工繁殖及生物技術針對非保育類珊瑚研發應用</text:p>
            <text:p>　 產品，以及開發一條根功能性產品提升活魚運輸之存</text:p>
            <text:p>　 活率。</text:p>
            <text:p>16.辦理漁業經貿行銷政策及制度研究。</text:p>
          </table:table-cell>
          <table:covered-table-cell/>
          <table:table-cell office:value-type="string" table:number-columns-spanned="3" table:number-rows-spanned="1" table:style-name="ce21">
            <text:p>預期成果:</text:p>
            <text:p>1.完成安全及省能源之漁船設計及規劃，並研發低風阻球</text:p>
            <text:p>　泡型LED燈具、航程紀錄器(VDR)主機和天線一體成型之</text:p>
            <text:p>　模具開發，以達到降低成本、減少碳排放、節省人力與</text:p>
            <text:p>　物力、提高漁船航行安全及漁業環保之目的。</text:p>
            <text:p>2.完成漁船進出港動態偵測系統之規劃並評估全面推動之</text:p>
            <text:p>　效益及經費，作為日後實際推動實施之參考。</text:p>
            <text:p>3.透過水產養殖的經營管理、監測相關養殖生產區與生態</text:p>
            <text:p>　環境之研究，以降低養殖漁業對環境生態之影響。另調</text:p>
            <text:p>　查鰻魚資源現況，評估其保育成效，並解析鰻魚未來產</text:p>
            <text:p>　業發展。</text:p>
            <text:p>4.發展臺灣觀賞水族產業，運用科技開發觀賞水族周邊器</text:p>
            <text:p>　材及維生系統，強化周邊產品之研發，提升國際水族市</text:p>
            <text:p>　場競爭力，並完成開發具發展潛力之觀賞魚蝦，提升我</text:p>
            <text:p>　國產業競爭力。</text:p>
            <text:p>5.完成建立或提升放流魚介貝類繁養殖技術及種苗量產技</text:p>
            <text:p>　術之研究，並建置放流物種之基因庫，以提高放流種苗</text:p>
            <text:p>　之品質，維護生態環境。</text:p>
            <text:p>6.完成建立適用於我國養殖之冷水性物種生產模式及技術</text:p>
            <text:p>　，以拓展我國地處熱帶及亞熱帶地區養殖物種之瓶頸，</text:p>
            <text:p>　提供國人多樣化的國產水產品來源。</text:p>
            <text:p>7.建立漁業科技計畫執行追蹤管考制度，辦理實地查核與</text:p>
            <text:p>　督導，盤點計畫執行成果作為後續計畫規劃參考。</text:p>
            <text:p>8.完成沿近海漁業資源評估並提出管理及養護建議，加強</text:p>
            <text:p>　漁業資源保育，促進漁業資源永續利用，並結合航程紀</text:p>
            <text:p>　錄器(VDR)與漁船漁獲、漁場等資料，掌握漁業實際動</text:p>
            <text:p>　態資訊，以作為後續漁業管理之參考依據。</text:p>
            <text:p>9.提升我國遠洋漁業資源研究評估品質及正確性，瞭解我</text:p>
            <text:p>　國主要漁獲對象之資源狀況，提高遠洋漁獲資料回收率</text:p>
            <text:p>　與精確度，強化我國資源保育形象及參與國際漁業組織</text:p>
            <text:p>　之地位。</text:p>
            <text:p>10.建置「港口國措施線上資訊系統ePSM」、「電子漁獲</text:p>
            <text:p>　 證明書資訊系統(eCDS)」及整合遠洋漁船動態管理系</text:p>
            <text:p>　 統交叉比對漁獲資料，並提供進行線上申請、審核及</text:p>
            <text:p>　 管制，以提早因應電子系統國際管理趨勢。</text:p>
            <text:p>11.完成沿岸水文與地質環境、漁業現況、物種生態及漁</text:p>
            <text:p>　 場環境等調查研究工作，並建立物種放流效益評估之</text:p>
            <text:p>　 方法。</text:p>
            <text:p>12.完成栽培漁業示範區之生物及社經調查，以逐漸引導</text:p>
            <text:p>　 沿近海漁業由捕撈漁業轉型為資源管理型漁業生產模</text:p>
            <text:p>　 式之經營方向進行。</text:p>
            <text:p>13.充分利用國產大宗水產品原料，提升產品品質水準、</text:p>
            <text:p>　 附加價值及加工技術，增加水產品利用率及保障消費</text:p>
            <text:p>　 者食的衛生安全。</text:p>
            <text:p>14.完成具便利性之水產檢測檢驗試劑，並加強水產疫病</text:p>
            <text:p>　 管控，針對水產飼料有害物質及水產品成分進行檢測</text:p>
            <text:p>　 ，建立水產飼料與水產品含量標準，以維護消費者食</text:p>
            <text:p>　 用之安全。</text:p>
            <text:p>15.建立本土軟珊瑚之人工繁殖技術，並利用生物技術研</text:p>
            <text:p>　 發具功能性之保養品配方，另利用一條根之滴劑及飼</text:p>
            <text:p>　 料研發，提升石斑魚及錦鯉之活魚運輸存活率。</text:p>
            <text:p>16.完成漁業產業政策發展及漁業產業經營研究，提供施</text:p>
            <text:p>　 政參考。　</text:p>
            <text:p>　</text:p>
            <text:p/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8">
            <text:p>分支計畫及用途別科目</text:p>
          </table:table-cell>
          <table:table-cell office:value-type="string" table:style-name="ce9">
            <text:p>預算金額</text:p>
          </table:table-cell>
          <table:table-cell office:value-type="string" table:style-name="ce9">
            <text:p>承辦單位</text:p>
          </table:table-cell>
          <table:table-cell office:value-type="string" table:number-columns-spanned="2" table:number-rows-spanned="1" table:style-name="ce22">
            <text:p>說 <text:s text:c="12"/>明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1 漁業生產及管理自動化</text:p>
          </table:table-cell>
          <table:table-cell office:value-type="float" office:value="4450" table:style-name="ce11">
            <text:p>4,450<text:s/></text:p>
          </table:table-cell>
          <table:table-cell office:value-type="string" table:style-name="ce12">
            <text:p>遠洋漁業組</text:p>
          </table:table-cell>
          <table:table-cell office:value-type="string" table:number-columns-spanned="2" table:number-rows-spanned="1" table:style-name="ce23">
            <text:p>本分支計畫辦理內容如下：</text:p>
            <text:p>1.漁船作業安全及省能源漁業機具技術開發研</text:p>
            <text:p>　究。</text:p>
            <text:p>2.以船舶自動辨識系統(AIS)或無線射頻辨識</text:p>
            <text:p>　系統(RFID)偵測漁船進出港動態最適性研究</text:p>
            <text:p>　。</text:p>
            <text:p>3.獎補助費4,450千元，係補助大專院校辦理</text:p>
            <text:p>　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4450" table:style-name="ce11">
            <text:p>4,4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2 對特種基金之補助</text:p>
          </table:table-cell>
          <table:table-cell office:value-type="float" office:value="4450" table:style-name="ce11">
            <text:p>4,4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2 提升養殖漁業生產與管理技術研究</text:p>
          </table:table-cell>
          <table:table-cell office:value-type="float" office:value="59470" table:style-name="ce11">
            <text:p>59,470<text:s/></text:p>
          </table:table-cell>
          <table:table-cell office:value-type="string" table:style-name="ce12">
            <text:p>遠洋漁業組</text:p>
          </table:table-cell>
          <table:table-cell office:value-type="string" table:number-columns-spanned="2" table:number-rows-spanned="1" table:style-name="ce23">
            <text:p>本分支計畫辦理內容如下：</text:p>
            <text:p>1.水產養殖經營管理研究。</text:p>
            <text:p>2.鰻魚資源量復育之研究。</text:p>
            <text:p>3.新穎觀賞魚及周邊設備之研發。</text:p>
            <text:p>4.放流魚介貝類之繁養殖技術開發及種苗關鍵</text:p>
            <text:p>　量產技術之開發。</text:p>
            <text:p>5.重要水產生物基因標誌研究。</text:p>
            <text:p>6.冷水性物種生產模式及繁養殖技術開發。</text:p>
            <text:p>7.科技計畫追蹤管考制度建立。</text:p>
            <text:p>8.獎補助費59,470千元，係補助大專院校、民</text:p>
            <text:p>　間團體或其他學術研究單位辦理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59470" table:style-name="ce11">
            <text:p>59,47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2 對特種基金之補助</text:p>
          </table:table-cell>
          <table:table-cell office:value-type="float" office:value="53570" table:style-name="ce11">
            <text:p>53,57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7 對國內團體之捐助</text:p>
          </table:table-cell>
          <table:table-cell office:value-type="float" office:value="5900" table:style-name="ce11">
            <text:p>5,9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3 加強海洋漁業資源合理利用及管理</text:p>
          </table:table-cell>
          <table:table-cell office:value-type="float" office:value="103842" table:style-name="ce11">
            <text:p>103,842<text:s/></text:p>
          </table:table-cell>
          <table:table-cell office:value-type="string" table:style-name="ce12">
            <text:p>遠洋漁業組</text:p>
          </table:table-cell>
          <table:table-cell office:value-type="string" table:number-columns-spanned="2" table:number-rows-spanned="1" table:style-name="ce23">
            <text:p>本分支計畫辦理內容如下：</text:p>
            <text:p>1.氣候變遷對遠洋鮪類資源及漁場變動之影響</text:p>
            <text:p>　。</text:p>
            <text:p>2.沿近海漁業資源評估、永續利用及管理研究</text:p>
            <text:p>　(如飛魚(卵)、寶石珊瑚、魚勿鱙、鯖魚參</text:p>
            <text:p>　、蟹類、鎖管等漁業資源研究)。</text:p>
            <text:p>3.應用航程紀錄器(VDR)資料解析沿近海作業</text:p>
            <text:p>　漁船時空分布。</text:p>
            <text:p>4.我國遠洋漁業海上觀測暨生物樣本資料蒐集</text:p>
            <text:p>　。</text:p>
            <text:p>5.我國遠洋漁業主要魚種及混獲相關物種資源</text:p>
            <text:p>　、生態、漁海況之研究(包括三大洋溫帶、</text:p>
            <text:p>　熱帶鮪類、旗魚類、南方黑鮪、魷魚及秋刀</text:p>
            <text:p>　魚生物暨資源研究、三大洋混獲物種資源及</text:p>
            <text:p>　生態調查)。</text:p>
            <text:p>6.建構海洋漁業資源整合系統。</text:p>
            <text:p>7.臺灣沿海場域環境調查暨改善之研究。</text:p>
            <text:p>8.栽培漁業示範區之調查研究。</text:p>
            <text:p>9.放流後之效益評估及調查研究。</text:p>
            <text:p>10.業務費800千元，包括：</text:p>
            <text:p><text:s text:c="2"/>(1)邀請專家學者協助科技計畫審查及成果</text:p>
            <text:p><text:s text:c="2"/>　 報告評審之出席費等640千元。</text:p>
            <text:p><text:s text:c="2"/>(2)相關資料之印製、裝訂，辦理科技計畫</text:p>
            <text:p><text:s text:c="2"/>　 成果發表會，研發成果申請智慧財產權</text:p>
            <text:p><text:s text:c="2"/>　 及維護專利權等52千元。</text:p>
            <text:p><text:s text:c="2"/>(3)專家學者出席審查會議之交通費等108千</text:p>
            <text:p><text:s text:c="2"/>　 元。</text:p>
            <text:p>11.獎補助費103,042千元，係補助學術研究單</text:p>
            <text:p>　 位、大專院校及其他民間團體辦理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800" table:style-name="ce11">
            <text:p>8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0 按日按件計資酬金</text:p>
          </table:table-cell>
          <table:table-cell office:value-type="float" office:value="640" table:style-name="ce11">
            <text:p>64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9 一般事務費</text:p>
          </table:table-cell>
          <table:table-cell office:value-type="float" office:value="52" table:style-name="ce11">
            <text:p>5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108" table:style-name="ce11">
            <text:p>10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103042" table:style-name="ce11">
            <text:p>103,04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2 對特種基金之補助</text:p>
          </table:table-cell>
          <table:table-cell office:value-type="float" office:value="87467" table:style-name="ce11">
            <text:p>87,46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7 對國內團體之捐助</text:p>
          </table:table-cell>
          <table:table-cell office:value-type="float" office:value="12480" table:style-name="ce11">
            <text:p>12,48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8 對私校之獎助</text:p>
          </table:table-cell>
          <table:table-cell office:value-type="float" office:value="3095" table:style-name="ce11">
            <text:p>3,09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4 水產加工及品質安全檢測</text:p>
          </table:table-cell>
          <table:table-cell office:value-type="float" office:value="9000" table:style-name="ce11">
            <text:p>9,000<text:s/></text:p>
          </table:table-cell>
          <table:table-cell office:value-type="string" table:style-name="ce12">
            <text:p>遠洋漁業組</text:p>
          </table:table-cell>
          <table:table-cell office:value-type="string" table:number-columns-spanned="2" table:number-rows-spanned="1" table:style-name="ce23">
            <text:p>本分支計畫辦理內容如下：</text:p>
            <text:p>1.水產加工技術之研發。</text:p>
            <text:p>2.水產飼料有害物質限量標準之研究。</text:p>
            <text:p>3.優良水產品驗證標準規範之研究。</text:p>
            <text:p>4.開發水產檢測檢驗試劑之研究。</text:p>
            <text:p>5.人工繁殖非保育類珊瑚應用產品之開發。</text:p>
            <text:p>6.開發一條根功能性產品提升活魚運輸存活率</text:p>
            <text:p>　。</text:p>
            <text:p>7.獎補助費9,000千元，係補助大專院校辦理</text:p>
            <text:p>　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9000" table:style-name="ce11">
            <text:p>9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2 對特種基金之補助</text:p>
          </table:table-cell>
          <table:table-cell office:value-type="float" office:value="9000" table:style-name="ce11">
            <text:p>9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5 漁業經貿政策及制度研究</text:p>
          </table:table-cell>
          <table:table-cell office:value-type="float" office:value="2580" table:style-name="ce11">
            <text:p>2,580<text:s/></text:p>
          </table:table-cell>
          <table:table-cell office:value-type="string" table:style-name="ce12">
            <text:p>企劃組</text:p>
          </table:table-cell>
          <table:table-cell office:value-type="string" table:number-columns-spanned="2" table:number-rows-spanned="1" table:style-name="ce23">
            <text:p>本分支計畫辦理內容如下：</text:p>
            <text:p>1.辦理漁業產業政策發展及漁業產業經營之研</text:p>
            <text:p>　究。</text:p>
            <text:p>2.獎補助費2,580千元，係補助民間團體或其</text:p>
            <text:p>　他學術研究單位辦理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2580" table:style-name="ce11">
            <text:p>2,58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7 對國內團體之捐助</text:p>
          </table:table-cell>
          <table:table-cell office:value-type="float" office:value="2580" table:style-name="ce11">
            <text:p>2,58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6 國際漁業科技合作</text:p>
          </table:table-cell>
          <table:table-cell office:value-type="float" office:value="1800" table:style-name="ce11">
            <text:p>1,800<text:s/></text:p>
          </table:table-cell>
          <table:table-cell office:value-type="string" table:style-name="ce12">
            <text:p>遠洋漁業組</text:p>
          </table:table-cell>
          <table:table-cell office:value-type="string" table:number-columns-spanned="2" table:number-rows-spanned="1" table:style-name="ce23">
            <text:p>本分支計畫辦理內容如下：</text:p>
            <text:p>1.參與國際漁業組織科學合作研究計畫。</text:p>
            <text:p>2.獎補助費1,800千元，係補助民間團體或其</text:p>
            <text:p>　他學術團體辦理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1800" table:style-name="ce11">
            <text:p>1,8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3">
            <text:p><text:s text:c="4"/>0437 對國內團體之捐助</text:p>
          </table:table-cell>
          <table:table-cell office:value-type="float" office:value="1800" table:style-name="ce14">
            <text:p>1,800<text:s/></text:p>
          </table:table-cell>
          <table:table-cell table:style-name="ce15"/>
          <table:table-cell table:number-columns-spanned="2" table:number-rows-spanned="1" table:style-name="ce25"/>
          <table:covered-table-cell/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</table:table>
      <table:table table:name="Sheet1_(2)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2"/>
        <table:table-column table:style-name="co6" table:default-cell-style-name="ce2"/>
        <table:table-column table:style-name="co7" table:number-columns-repeated="249" table:default-cell-style-name="ce2"/>
        <table:table-column table:style-name="co8" table:number-columns-repeated="16128" table:default-cell-style-name="ce1"/>
        <table:table-row table:style-name="ro1">
          <table:table-cell office:value-type="string" table:number-columns-spanned="5" table:number-rows-spanned="1" table:style-name="ce18">
            <text:p>行政院農業委員會漁業署及所屬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8">
            <text:p>歲出計畫提要及分支計畫概況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3">
            <text:p><text:s text:c="2"/>經資門併計</text:p>
          </table:table-cell>
          <table:table-cell office:value-type="string" table:number-columns-spanned="2" table:number-rows-spanned="1" table:style-name="ce19">
            <text:p>中華民國105年度</text:p>
          </table:table-cell>
          <table:covered-table-cell/>
          <table:table-cell office:value-type="string" table:number-columns-spanned="2" table:number-rows-spanned="1" table:style-name="ce20">
            <text:p>單位：新臺幣千元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工作計畫名稱及編號</text:p>
          </table:table-cell>
          <table:table-cell office:value-type="string" table:style-name="ce5">
            <text:p>5851200100</text:p>
          </table:table-cell>
          <table:table-cell office:value-type="string" table:style-name="ce6">
            <text:p>一般行政</text:p>
          </table:table-cell>
          <table:table-cell office:value-type="string" table:style-name="ce4">
            <text:p>預算金額</text:p>
          </table:table-cell>
          <table:table-cell office:value-type="float" office:value="351007" table:style-name="ce7">
            <text:p>351,007<text:s/></text:p>
          </table:table-cell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21">
            <text:p>計畫內容：</text:p>
            <text:p>1.支應本署人員維持及各項事務費用、稅金、油料、保險</text:p>
            <text:p>　、租金、修繕及養護等所需經費。</text:p>
            <text:p>2.支應電臺人員維持所需經費。</text:p>
          </table:table-cell>
          <table:covered-table-cell/>
          <table:table-cell office:value-type="string" table:number-columns-spanned="3" table:number-rows-spanned="1" table:style-name="ce21">
            <text:p>預期成果:</text:p>
            <text:p>基本行政工作維持，提高行政效率。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8">
            <text:p>分支計畫及用途別科目</text:p>
          </table:table-cell>
          <table:table-cell office:value-type="string" table:style-name="ce9">
            <text:p>預算金額</text:p>
          </table:table-cell>
          <table:table-cell office:value-type="string" table:style-name="ce9">
            <text:p>承辦單位</text:p>
          </table:table-cell>
          <table:table-cell office:value-type="string" table:number-columns-spanned="2" table:number-rows-spanned="1" table:style-name="ce22">
            <text:p>說 <text:s text:c="12"/>明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1 人員維持</text:p>
          </table:table-cell>
          <table:table-cell office:value-type="float" office:value="315441" table:style-name="ce11">
            <text:p>315,441<text:s/></text:p>
          </table:table-cell>
          <table:table-cell office:value-type="string" table:style-name="ce12">
            <text:p>本署及漁業廣播電臺</text:p>
          </table:table-cell>
          <table:table-cell office:value-type="string" table:number-columns-spanned="2" table:number-rows-spanned="1" table:style-name="ce23">
            <text:p>本分支計畫係本署及所屬所需之人員維持費，</text:p>
            <text:p>其內容如下：</text:p>
            <text:p>1.人事費315,441千元。</text:p>
            <text:p><text:s text:c="2"/>(1)職員235人俸給、專業加給，計163,909</text:p>
            <text:p><text:s text:c="2"/>　 千元。</text:p>
            <text:p><text:s text:c="2"/>(2)約聘僱人員48人薪給，計33,738千元。</text:p>
            <text:p><text:s text:c="2"/>(3)工友、技工及駕駛29人之餉給、退職金</text:p>
            <text:p><text:s text:c="2"/>　 等，計11,118千元。</text:p>
            <text:p><text:s text:c="2"/>(4)考績獎金、年終工作獎金、月退休人員</text:p>
            <text:p><text:s text:c="2"/>　 年終慰問金等，計44,389千元。</text:p>
            <text:p><text:s text:c="2"/>(5)休假補助4,424千元、駐外人員房屋及眷</text:p>
            <text:p><text:s text:c="2"/>　 屬補助等326千元，共計4,750千元。</text:p>
            <text:p><text:s text:c="2"/>(6)超時加班費、不休假加班費及值班費等</text:p>
            <text:p><text:s text:c="2"/>　 ，計10,123千元。</text:p>
            <text:p><text:s text:c="2"/>(7)職員退撫金、約聘僱人員離職儲金及技</text:p>
            <text:p><text:s text:c="2"/>　 工工友退休準備金等，計26,971千元。</text:p>
            <text:p><text:s text:c="2"/>(8)員工公保、勞保及健保等保險費補助，</text:p>
            <text:p><text:s text:c="2"/>　 計20,443千元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100 <text:s/>人事費</text:p>
          </table:table-cell>
          <table:table-cell office:value-type="float" office:value="315441" table:style-name="ce11">
            <text:p>315,44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103 法定編制人員待遇</text:p>
          </table:table-cell>
          <table:table-cell office:value-type="float" office:value="163909" table:style-name="ce11">
            <text:p>163,90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104 約聘僱人員待遇</text:p>
          </table:table-cell>
          <table:table-cell office:value-type="float" office:value="33738" table:style-name="ce11">
            <text:p>33,73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105 技工及工友待遇</text:p>
          </table:table-cell>
          <table:table-cell office:value-type="float" office:value="11118" table:style-name="ce11">
            <text:p>11,11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111 獎金</text:p>
          </table:table-cell>
          <table:table-cell office:value-type="float" office:value="44389" table:style-name="ce11">
            <text:p>44,38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121 其他給與</text:p>
          </table:table-cell>
          <table:table-cell office:value-type="float" office:value="4750" table:style-name="ce11">
            <text:p>4,7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131 加班值班費</text:p>
          </table:table-cell>
          <table:table-cell office:value-type="float" office:value="10123" table:style-name="ce11">
            <text:p>10,12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143 退休離職儲金</text:p>
          </table:table-cell>
          <table:table-cell office:value-type="float" office:value="26971" table:style-name="ce11">
            <text:p>26,97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151 保險</text:p>
          </table:table-cell>
          <table:table-cell office:value-type="float" office:value="20443" table:style-name="ce11">
            <text:p>20,44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2 基本行政工作維持</text:p>
          </table:table-cell>
          <table:table-cell office:value-type="float" office:value="35566" table:style-name="ce11">
            <text:p>35,566<text:s/></text:p>
          </table:table-cell>
          <table:table-cell office:value-type="string" table:style-name="ce12">
            <text:p>秘書室等單位</text:p>
          </table:table-cell>
          <table:table-cell office:value-type="string" table:number-columns-spanned="2" table:number-rows-spanned="1" table:style-name="ce23">
            <text:p>本分支計畫係行政單位辦理特定業務所需經費</text:p>
            <text:p>，其內容如下：</text:p>
            <text:p>1.業務費34,216千元，包括：</text:p>
            <text:p><text:s text:c="2"/>(1)員工教育訓練費80千元。</text:p>
            <text:p><text:s text:c="2"/>(2)水電費5,158千元。</text:p>
            <text:p><text:s text:c="2"/>(3)辦公室電話、數據交換、網路通訊及文</text:p>
            <text:p><text:s text:c="2"/>　 件寄送郵資等費用6,037千元。</text:p>
            <text:p><text:s text:c="2"/>(4)高雄辦公廳舍及滅火訓練場土地租金750</text:p>
            <text:p><text:s text:c="2"/>　 千元。</text:p>
            <text:p><text:s text:c="2"/>(5)財產管理系統維護等費用90千元。</text:p>
            <text:p><text:s text:c="2"/>(6)影印機租金等費用560千元。</text:p>
            <text:p><text:s text:c="2"/>(7)經管國有房地之房屋稅及地價稅等相關</text:p>
            <text:p><text:s text:c="2"/>　 稅金3,278千元，公務車輛燃料使用費、</text:p>
            <text:p><text:s text:c="2"/>　 牌照稅及相關規費等165千元，合共3,44</text:p>
            <text:p><text:s text:c="2"/>　 3千元。</text:p>
            <text:p><text:s text:c="2"/>(8)公務車輛保險費125千元，辦公廳舍保險</text:p>
            <text:p><text:s text:c="2"/>　 費100千元，合共225千元。</text:p>
            <text:p><text:s text:c="2"/>(9)僱用身障臨時人員1名，協助辦理公文收</text:p>
            <text:p><text:s text:c="2"/>　 發文及登記等工作328千元。</text:p>
            <text:p><text:s text:c="2"/>(10)購置辦公用品、檔案保存用品、文具紙</text:p>
            <text:p><text:s text:c="3"/>　 張、報章雜誌、清潔衛生用品、電腦及</text:p>
            <text:p><text:s text:c="3"/>　 周邊設備相關耗材等248千元，公務車</text:p>
            <text:p><text:s text:c="3"/>　 輛油料費394千元，合共642千元。</text:p>
            <text:p><text:s text:c="2"/>(11)各類文件印製、獎牌製作、環境佈置、</text:p>
            <text:p><text:s text:c="3"/>　 電子保全、新聞發布、記者會、政令宣</text:p>
            <text:p><text:s text:c="3"/>　 導、文康活動及會議各項雜支等528千</text:p>
            <text:p><text:s text:c="3"/>　 元，辦理公文文書處理、檔案管理及一</text:p>
            <text:p><text:s text:c="3"/>　 般庶務性工作等7,326千元，辦理辦公</text:p>
            <text:p><text:s text:c="3"/>　 廳舍保全、清潔、公共區域管理及公務</text:p>
            <text:p><text:s text:c="3"/>　 車駕駛等工作5,657千元，合共13,511</text:p>
            <text:p><text:s text:c="3"/>　 千元。</text:p>
            <text:p><text:s text:c="2"/>(12)辦公廳舍、宿舍、其他公用房舍及權管</text:p>
            <text:p><text:s text:c="3"/>　 古蹟建物整修維護等費用624千元。</text:p>
            <text:p><text:s text:c="2"/>(13)公務車輛養護費228千元，辦公器具養</text:p>
            <text:p><text:s text:c="3"/>　 護費210千元，合共438千元。</text:p>
            <text:p><text:s text:c="2"/>(14)辦公廳舍空調、發電機、電梯、汽車昇</text:p>
            <text:p><text:s text:c="3"/>　 降機及污水排放設施等設備維護費1,14</text:p>
            <text:p><text:s text:c="3"/>　 1千元。</text:p>
            <text:p><text:s text:c="2"/>(15)國內差旅費1,000千元。</text:p>
            <text:p><text:s text:c="2"/>(16)公務運送物料等費用9千元。</text:p>
            <text:p><text:s text:c="2"/>(17)短程洽公車資22千元。</text:p>
            <text:p><text:s text:c="2"/>(18)署長特別費158千元。</text:p>
            <text:p>2.設備及投資450千元，係購置各項事務設備</text:p>
            <text:p>　等。</text:p>
            <text:p>3.獎補助費900千元，係退休退職人員三節慰</text:p>
            <text:p>　問金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34216" table:style-name="ce11">
            <text:p>34,21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1 教育訓練費</text:p>
          </table:table-cell>
          <table:table-cell office:value-type="float" office:value="80" table:style-name="ce11">
            <text:p>8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2 水電費</text:p>
          </table:table-cell>
          <table:table-cell office:value-type="float" office:value="5158" table:style-name="ce11">
            <text:p>5,15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3 通訊費</text:p>
          </table:table-cell>
          <table:table-cell office:value-type="float" office:value="6037" table:style-name="ce11">
            <text:p>6,03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1 土地租金</text:p>
          </table:table-cell>
          <table:table-cell office:value-type="float" office:value="750" table:style-name="ce11">
            <text:p>7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5 資訊服務費</text:p>
          </table:table-cell>
          <table:table-cell office:value-type="float" office:value="90" table:style-name="ce11">
            <text:p>9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9 其他業務租金</text:p>
          </table:table-cell>
          <table:table-cell office:value-type="float" office:value="560" table:style-name="ce11">
            <text:p>56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21 稅捐及規費</text:p>
          </table:table-cell>
          <table:table-cell office:value-type="float" office:value="3443" table:style-name="ce11">
            <text:p>3,44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31 保險費</text:p>
          </table:table-cell>
          <table:table-cell office:value-type="float" office:value="225" table:style-name="ce11">
            <text:p>22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49 臨時人員酬金</text:p>
          </table:table-cell>
          <table:table-cell office:value-type="float" office:value="328" table:style-name="ce11">
            <text:p>32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1 物品</text:p>
          </table:table-cell>
          <table:table-cell office:value-type="float" office:value="642" table:style-name="ce11">
            <text:p>64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9 一般事務費</text:p>
          </table:table-cell>
          <table:table-cell office:value-type="float" office:value="13511" table:style-name="ce11">
            <text:p>13,51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82 房屋建築養護費</text:p>
          </table:table-cell>
          <table:table-cell office:value-type="float" office:value="624" table:style-name="ce11">
            <text:p>624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83 車輛及辦公器具養護費</text:p>
          </table:table-cell>
          <table:table-cell office:value-type="float" office:value="438" table:style-name="ce11">
            <text:p>43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84 設施及機械設備養護費</text:p>
          </table:table-cell>
          <table:table-cell office:value-type="float" office:value="1141" table:style-name="ce11">
            <text:p>1,14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1000" table:style-name="ce11">
            <text:p>1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4 運費</text:p>
          </table:table-cell>
          <table:table-cell office:value-type="float" office:value="9" table:style-name="ce11">
            <text:p>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5 短程車資</text:p>
          </table:table-cell>
          <table:table-cell office:value-type="float" office:value="22" table:style-name="ce11">
            <text:p>2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9 特別費</text:p>
          </table:table-cell>
          <table:table-cell office:value-type="float" office:value="158" table:style-name="ce11">
            <text:p>15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450" table:style-name="ce11">
            <text:p>4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19 雜項設備費</text:p>
          </table:table-cell>
          <table:table-cell office:value-type="float" office:value="450" table:style-name="ce11">
            <text:p>4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900" table:style-name="ce11">
            <text:p>9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3">
            <text:p><text:s text:c="4"/>0475 獎勵及慰問</text:p>
          </table:table-cell>
          <table:table-cell office:value-type="float" office:value="900" table:style-name="ce14">
            <text:p>900<text:s/></text:p>
          </table:table-cell>
          <table:table-cell table:style-name="ce15"/>
          <table:table-cell table:number-columns-spanned="2" table:number-rows-spanned="1" table:style-name="ce25"/>
          <table:covered-table-cell/>
          <table:table-cell table:number-columns-repeated="16379"/>
        </table:table-row>
        <table:table-row table:number-rows-repeated="1048536" table:style-name="ro4">
          <table:table-cell table:number-columns-repeated="16384"/>
        </table:table-row>
      </table:table>
      <table:table table:name="Sheet1_(3)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2"/>
        <table:table-column table:style-name="co6" table:default-cell-style-name="ce2"/>
        <table:table-column table:style-name="co7" table:number-columns-repeated="249" table:default-cell-style-name="ce2"/>
        <table:table-column table:style-name="co8" table:number-columns-repeated="16128" table:default-cell-style-name="ce1"/>
        <table:table-row table:style-name="ro1">
          <table:table-cell office:value-type="string" table:number-columns-spanned="5" table:number-rows-spanned="1" table:style-name="ce18">
            <text:p>行政院農業委員會漁業署及所屬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8">
            <text:p>歲出計畫提要及分支計畫概況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3">
            <text:p><text:s text:c="2"/>經資門併計</text:p>
          </table:table-cell>
          <table:table-cell office:value-type="string" table:number-columns-spanned="2" table:number-rows-spanned="1" table:style-name="ce19">
            <text:p>中華民國105年度</text:p>
          </table:table-cell>
          <table:covered-table-cell/>
          <table:table-cell office:value-type="string" table:number-columns-spanned="2" table:number-rows-spanned="1" table:style-name="ce20">
            <text:p>單位：新臺幣千元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工作計畫名稱及編號</text:p>
          </table:table-cell>
          <table:table-cell office:value-type="string" table:style-name="ce5">
            <text:p>5851202000</text:p>
          </table:table-cell>
          <table:table-cell office:value-type="string" table:style-name="ce6">
            <text:p>漁業管理</text:p>
          </table:table-cell>
          <table:table-cell office:value-type="string" table:style-name="ce4">
            <text:p>預算金額</text:p>
          </table:table-cell>
          <table:table-cell office:value-type="float" office:value="3357339" table:style-name="ce7">
            <text:p>3,357,339<text:s/></text:p>
          </table:table-cell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21">
            <text:p>計畫內容：</text:p>
            <text:p>1.綜理本署年度施政計畫、漁業產銷與發展、漁業經濟及</text:p>
            <text:p>　漁產品國際貿易政策、漁業資訊電子化、落實漁港管理</text:p>
            <text:p>　。</text:p>
            <text:p>2.加強漁船員管理及維護漁業作業秩序，規劃推動沿近海</text:p>
            <text:p>　漁業資源保育，輔導維持全國各漁業通訊電臺正常營運</text:p>
            <text:p>　；購置漁船航程紀錄設備。</text:p>
            <text:p>3.促進遠洋漁船遵守國際規範，永續經營遠洋漁業產業；</text:p>
            <text:p>　持續參與國際組織，維護遠洋漁船權益；提升資源研究</text:p>
            <text:p>　品質，提高我國國際漁業領導地位。</text:p>
            <text:p>4.即時掌握魚價變動資料、分析重要魚種之行情趨勢，並</text:p>
            <text:p>　蒐集與瞭解魚價波動的原因，與建置全國性漁產品產銷</text:p>
            <text:p>　行情資訊即時系統；輔導漁民(業)團體事業發展，健全</text:p>
            <text:p>　漁業推廣體制；確保漁船和漁民作業安全，營造優質作</text:p>
            <text:p>　業環境；建立我國漁產品優質形象，擴大我國漁產品國</text:p>
            <text:p>　內外市場；落實水產飼料管理工作，確保養殖水產品衛</text:p>
            <text:p>　生安全；強化養殖漁業管理功能，發展重點、優質養殖</text:p>
            <text:p>　產業；落實漁民福利救助，辦理漁船與漁民之海上作業</text:p>
            <text:p>　保險、海難救助及慰問；辦理水產養殖用電優惠減免。</text:p>
            <text:p>5.為提升漁船幹部船員專業能力辦理各級幹部訓練班，提</text:p>
            <text:p>　供符合國際公約要求之課程，辦理一般船員基本安全訓</text:p>
            <text:p>　練及漁船幹部訓練；並辦理本署巡護船及訓練船之營運</text:p>
            <text:p>　管理。</text:p>
            <text:p>6.辦理獎勵休漁計畫，鼓勵漁民自願性休漁，降低漁獲努</text:p>
            <text:p>　力量之投入，以養護漁業資源，永續漁業發展。</text:p>
            <text:p>7.辦理漁業動力用油優惠油價補貼。</text:p>
            <text:p>8.傳播農漁業政策、政令，即時提供最新漁海況、農漁氣</text:p>
            <text:p>　象、農漁業產銷動態及漁難救助等消息，報導最新漁撈</text:p>
            <text:p>　、養殖科技資訊及農業科技與運用。另為推廣生態保育</text:p>
            <text:p>　、促進休閒觀光，製作農漁業專業性節目；提高廣播服</text:p>
            <text:p>　務品質，加強設備保養維護，落實農漁業永續經營發展</text:p>
            <text:p>　。</text:p>
          </table:table-cell>
          <table:covered-table-cell/>
          <table:table-cell office:value-type="string" table:number-columns-spanned="3" table:number-rows-spanned="1" table:style-name="ce21">
            <text:p>預期成果:</text:p>
            <text:p>1.辦理計畫建檔與管考工作，掌握本署計畫執行情形及進</text:p>
            <text:p>　度，提升計畫實施效率；綜理全署軟硬體設備，強化網</text:p>
            <text:p>　路效能及安全，整合全署資訊應用系統，充實漁業資訊</text:p>
            <text:p>　網內容，強化漁會共用軟體與漁業管理效能，縮短城鄉</text:p>
            <text:p>　數位落差，並加強統計調查資料正確性，提高產業競爭</text:p>
            <text:p>　力；提升前鎮等9處第一類漁港經營管理績效，維繫漁</text:p>
            <text:p>　港機能。</text:p>
            <text:p>2.執行漁船海上緊急通報及救援、漁政管理政令宣導、協</text:p>
            <text:p>　助辦理漁業管理等事務，進行船岸通聯及廣播宣導72萬</text:p>
            <text:p>　次；建立及推動沿近海漁業資源保育區、環境敏感區等</text:p>
            <text:p>　之保育宣導及自主管理機制；推動娛樂漁業漁船經營管</text:p>
            <text:p>　理及航行安全，並加強休閒服務品質及確保消費者安全</text:p>
            <text:p>　。</text:p>
            <text:p>3.研析國際漁業規範，以供參與國際組織參考；參加多場</text:p>
            <text:p>　次國際漁業組織會議，維護遠洋作業權益；舉行雙邊漁</text:p>
            <text:p>　業會談，推動國際漁業合作管理；拓展國內大宗魚貨市</text:p>
            <text:p>　場，減少依賴國外市場壓力，達到產銷調節效果；加強</text:p>
            <text:p>　國內外漁業基地業務，確實掌控漁船動態及外來船員資</text:p>
            <text:p>　料，繼續輔導漁船措施以維產業永續經營。</text:p>
            <text:p>4.每年參與10個以上國際漁業管理組織，維持我國參與權</text:p>
            <text:p>　利。藉由參與機會研商漁獲配額分配及管理措施等議題</text:p>
            <text:p>　，維持漁獲配額分配與我國船隊相稱。</text:p>
            <text:p>5.打擊非法漁業行為，使我國漁船每年被國際漁業管理組</text:p>
            <text:p>　織列入非法、未報告及未受規範(IUU)漁船名單船數不</text:p>
            <text:p>　超過5艘；落實公海登臨及港口檢查，每年抽檢船數達5</text:p>
            <text:p>　%，以降低漁船違規事件發生；因應國際趨勢監控漁船</text:p>
            <text:p>　船位，對公海作業漁船船位掌握達95%以上；因應各區</text:p>
            <text:p>　域性漁業管理組織(RFMOs)對觀察員涵蓋率之要求，針</text:p>
            <text:p>　對遠洋漁船派遣觀察員之涵蓋率達5%以上。</text:p>
            <text:p>6.掌握全球漁產品產銷資訊概況，促進供需均衡，穩定漁</text:p>
            <text:p>　產品市場價格；健全水產品安全管理體制，建立與落實</text:p>
            <text:p>　衛生管理；促進漁業升級，提升養殖產業競爭力；保障</text:p>
            <text:p>　漁民人身及財產安全，維護及照顧漁民基本需求，輔導</text:p>
            <text:p>　漁民(業)團體健全管理。</text:p>
            <text:p>7.與大專院校合作成立遠洋漁業管理資源研究中心，提升</text:p>
            <text:p>　資源研究品質，並每年在5個國際漁業管理組織中提出</text:p>
            <text:p>　科學報告或建議，強化我國在國際漁業科學研究管理地</text:p>
            <text:p>　位。</text:p>
            <text:p>8.培育漁船漁航、輪機、電信等各級幹部船員及普通船員</text:p>
            <text:p>　，提高船員專業能力，以確保漁船(民)海上作業安全。</text:p>
            <text:p>9.預計輔導9,000艘漁船(筏)參與休漁計畫，每船(筏)自</text:p>
            <text:p>　願性休漁90天，計減少810,000船-天之漁獲努力量。</text:p>
            <text:p>10.實施漁業動力用油優惠油價政策，核實核算優惠用油</text:p>
            <text:p>　 量，減少漁船主購油資金負擔。</text:p>
            <text:p>11.運用廣播電臺之大眾傳播特性，推動健康、卓越、樂</text:p>
            <text:p>　 活的精緻農業，以及落實永續農漁業，維護生態資源</text:p>
            <text:p>　 ，並經由廣播傳達臺灣農漁業進步的近況。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8">
            <text:p>分支計畫及用途別科目</text:p>
          </table:table-cell>
          <table:table-cell office:value-type="string" table:style-name="ce9">
            <text:p>預算金額</text:p>
          </table:table-cell>
          <table:table-cell office:value-type="string" table:style-name="ce9">
            <text:p>承辦單位</text:p>
          </table:table-cell>
          <table:table-cell office:value-type="string" table:number-columns-spanned="2" table:number-rows-spanned="1" table:style-name="ce22">
            <text:p>說 <text:s text:c="12"/>明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1 企劃管理</text:p>
          </table:table-cell>
          <table:table-cell office:value-type="float" office:value="52207" table:style-name="ce11">
            <text:p>52,207<text:s/></text:p>
          </table:table-cell>
          <table:table-cell office:value-type="string" table:style-name="ce12">
            <text:p>企劃組</text:p>
          </table:table-cell>
          <table:table-cell office:value-type="string" table:number-columns-spanned="2" table:number-rows-spanned="1" table:style-name="ce23">
            <text:p>本分支計畫辦理內容如下：</text:p>
            <text:p>1.研擬規劃本署年度施政計畫，並審核地方政</text:p>
            <text:p>　府漁業部門之年度施政計畫。</text:p>
            <text:p>2.研擬漁業產銷與發展計畫，辦理本署各項補</text:p>
            <text:p>　助及委辦計畫審查、追蹤考核、績效評估，</text:p>
            <text:p>　並實地查證重要計畫之成效。</text:p>
            <text:p>3.漁業經濟與政策問題之研究，漁產品國際貿</text:p>
            <text:p>　易政策及諮商談判之策劃、推動及執行。</text:p>
            <text:p>4.辦理第一類漁港營運管理工作。</text:p>
            <text:p>5.賡續強化本署區域網路及網際網路效率，並</text:p>
            <text:p>　協助維護各級漁會共用軟體，以縮短城鄉數</text:p>
            <text:p>　位落差。</text:p>
            <text:p>6.整合電子化公文管理及內部資訊線上簽核系</text:p>
            <text:p>　統，強化漁業管理資訊系統連線安全及身分</text:p>
            <text:p>　鑑別機制，建立電子化政府之資訊應用系統</text:p>
            <text:p>　。</text:p>
            <text:p>7.加強漁業行政及相關人員知識社群、漁業資</text:p>
            <text:p>　料倉儲及知識文件資源分享，建構資通安全</text:p>
            <text:p>　機制，提升服務效能。</text:p>
            <text:p>8.業務費41,135千元，包括：</text:p>
            <text:p><text:s text:c="2"/>(1)水電費189千元。</text:p>
            <text:p><text:s text:c="2"/>(2)本署數據專線及一般通訊費用等881千元</text:p>
            <text:p><text:s text:c="2"/>　 ，政府網際服務網(GSN)線路費用310千</text:p>
            <text:p><text:s text:c="2"/>　 元，辦理網際網路推廣教育所需數據線</text:p>
            <text:p><text:s text:c="2"/>　 路費用168千元，合共1,359千元。</text:p>
            <text:p><text:s text:c="2"/>(3)本署(含南北辦公區)伺服器主機約25部</text:p>
            <text:p><text:s text:c="2"/>　 主機(含IBMP570 等大型主機)及其他周</text:p>
            <text:p><text:s text:c="2"/>　 邊資訊設備等維(修)護費，IBM之AIX、H</text:p>
            <text:p><text:s text:c="2"/>　 ACMP、DB2、WEBSPHERE、PORTAL、TSM、</text:p>
            <text:p><text:s text:c="2"/>　 VMware等系統及中介軟體維護，年需600</text:p>
            <text:p><text:s text:c="2"/>　 千元；本署(含南北辦公區)相關網路設</text:p>
            <text:p><text:s text:c="2"/>　 備(含Router、Switch等)入侵偵測(IDS)</text:p>
            <text:p><text:s text:c="2"/>　 、VPN Router、防火牆 (Firewall)等網</text:p>
            <text:p><text:s text:c="2"/>　 路設備與個人電腦維護費3,360千元；配</text:p>
            <text:p><text:s text:c="2"/>　 合法規及行政院相關規範持續推動辦理</text:p>
            <text:p><text:s text:c="2"/>　 資訊安全防護監控(SOC)及資訊安全管理</text:p>
            <text:p><text:s text:c="2"/>　 系統(ISMS)、個資管理等系統維護，年</text:p>
            <text:p><text:s text:c="2"/>　 需2,800千元；為使行政業務運作順暢，</text:p>
            <text:p><text:s text:c="2"/>　 賡續辦理計畫經費整合管理、行政管理</text:p>
            <text:p><text:s text:c="2"/>　 應用(含人事、會計、秘書等)與資訊安</text:p>
            <text:p><text:s text:c="2"/>　 全管理等系統功能提升及維運900千元；</text:p>
            <text:p><text:s text:c="2"/>　 辦理八斗子、烏石等漁港影像監控系統</text:p>
            <text:p><text:s text:c="2"/>　 維護及網路費1,200千元；強化漁業資訊</text:p>
            <text:p><text:s text:c="2"/>　 基礎建設，更新維護漁業管理資訊系統</text:p>
            <text:p><text:s text:c="2"/>　 等3,000千元，合共11,860千元。</text:p>
            <text:p><text:s text:c="2"/>(4)本署漁業諮詢委員會委員出席費22千元</text:p>
            <text:p><text:s text:c="2"/>　 ，邀請專家、學者協助審查本署相關計</text:p>
            <text:p><text:s text:c="2"/>　 畫及採購案(含資訊服務網、內部資訊網</text:p>
            <text:p><text:s text:c="2"/>　 管理、漁業管理、資訊安全、統計方案</text:p>
            <text:p><text:s text:c="2"/>　 等)出席費38千元，國外會議資料或文件</text:p>
            <text:p><text:s text:c="2"/>　 之翻譯費等10千元，合共70千元。</text:p>
            <text:p><text:s text:c="2"/>(5)委辦費23,499千元，包括：</text:p>
            <text:p><text:s text:c="4"/>&lt;1&gt;委託直轄市及各縣(市)政府辦理漁業</text:p>
            <text:p><text:s text:c="4"/>　 資訊管理及漁業統計調查計畫，蒐集</text:p>
            <text:p><text:s text:c="4"/>　 各項漁業調查統計資料，作為漁政管</text:p>
            <text:p><text:s text:c="4"/>　 理之重要參考依據等2,000千元。</text:p>
            <text:p><text:s text:c="4"/>&lt;2&gt;委託辦理漁業非科技計畫管考及資料</text:p>
            <text:p><text:s text:c="4"/>　 庫維護計畫，提供漁業管理計畫研提</text:p>
            <text:p><text:s text:c="4"/>　 平臺，辦理計畫建檔與季報管考工作</text:p>
            <text:p><text:s text:c="4"/>　 ，彙編成果摘要報告，並辦理本署各</text:p>
            <text:p><text:s text:c="4"/>　 項計畫經費執行情形查核等工作200千</text:p>
            <text:p><text:s text:c="4"/>　 元。</text:p>
            <text:p><text:s text:c="4"/>&lt;3&gt;委託辦理本署漁業資訊服務網網站功</text:p>
            <text:p><text:s text:c="4"/>　 能提升及維運計畫，提供資訊分享、</text:p>
            <text:p><text:s text:c="4"/>　 加值和多媒體應用，並建立與其他資</text:p>
            <text:p><text:s text:c="4"/>　 料庫連結整合，以提升本署專業形象</text:p>
            <text:p><text:s text:c="4"/>　 等700千元。</text:p>
            <text:p><text:s text:c="4"/>&lt;4&gt;委託辦理養殖、沿近海與遠洋漁業經</text:p>
            <text:p><text:s text:c="4"/>　 濟及產業結構調查分析等工作599千元</text:p>
            <text:p><text:s text:c="4"/>　 。</text:p>
            <text:p><text:s text:c="4"/>&lt;5&gt;委託直轄市及縣(市)政府代管前鎮、</text:p>
            <text:p><text:s text:c="4"/>　 八斗子等9處依漁港法指定公告之第一</text:p>
            <text:p><text:s text:c="4"/>　 類漁港20,000千元。</text:p>
            <text:p><text:s text:c="2"/>(6)購置辦公用品、文具紙張、報章雜誌、</text:p>
            <text:p><text:s text:c="2"/>　 資料夾、碳粉匣、電腦用品及相關耗材</text:p>
            <text:p><text:s text:c="2"/>　 等184千元。</text:p>
            <text:p><text:s text:c="2"/>(7)辦理漁業統計年報、重要施政統計手冊</text:p>
            <text:p><text:s text:c="2"/>　 、各類文件印製及漁政文宣製作等1,380</text:p>
            <text:p><text:s text:c="2"/>　 千元，漁業產銷報告、政令宣導資料規</text:p>
            <text:p><text:s text:c="2"/>　 劃設計及印製等515千元，辦理電腦資訊</text:p>
            <text:p><text:s text:c="2"/>　 展示展覽、研習觀摩及訓練、網頁委外</text:p>
            <text:p><text:s text:c="2"/>　 英文翻譯、漁業成果展示、新聞發布及</text:p>
            <text:p><text:s text:c="2"/>　 會議各項雜支等900千元，合共2,795千</text:p>
            <text:p><text:s text:c="2"/>　 元。</text:p>
            <text:p><text:s text:c="2"/>(8)國內差旅費1,179千元。</text:p>
            <text:p>9.設備及投資7,580千元，包括：</text:p>
            <text:p><text:s text:c="2"/>(1)汰換電腦及印表機等資訊設備235千元。</text:p>
            <text:p><text:s text:c="2"/>(2)汰換伺服主機2臺及周邊設備等459千元</text:p>
            <text:p><text:s text:c="2"/>　 。</text:p>
            <text:p><text:s text:c="2"/>(3)更新及擴充漁管系統主機等2,100千元。</text:p>
            <text:p><text:s text:c="2"/>(4)強化北高兩地系統自動備份及異地存放</text:p>
            <text:p><text:s text:c="2"/>　 所需設備擴充更新等850千元。</text:p>
            <text:p><text:s text:c="2"/>(5)辦公室資訊安全套裝軟體及使用授權等2</text:p>
            <text:p><text:s text:c="2"/>　 10千元。</text:p>
            <text:p><text:s text:c="2"/>(6)為提升行政管理效能，並符合行政院所</text:p>
            <text:p><text:s text:c="2"/>　 訂擴大各類表單簽核線上電子表單作業</text:p>
            <text:p><text:s text:c="2"/>　 ，落實無紙化政策及資訊安全維護的基</text:p>
            <text:p><text:s text:c="2"/>　 本要求，強化本署內部資訊網管理系統</text:p>
            <text:p><text:s text:c="2"/>　 之整合，導入流程管理模組，提升系統</text:p>
            <text:p><text:s text:c="2"/>　 功能及減化行政管理負擔，計需1,800千</text:p>
            <text:p><text:s text:c="2"/>　 元。</text:p>
            <text:p><text:s text:c="2"/>(7)強化漁業統計資料收集運用，增修及維</text:p>
            <text:p><text:s text:c="2"/>　 護漁業調查統計系統功能，計需1,500千</text:p>
            <text:p><text:s text:c="2"/>　 元。</text:p>
            <text:p><text:s text:c="2"/>(8)配合推動IPv4及IPv6雙通道，落實相關</text:p>
            <text:p><text:s text:c="2"/>　 軟硬體及網路設備IPv6建置等300千元。</text:p>
            <text:p><text:s text:c="2"/>(9)購置各項事務設備等126千元。</text:p>
            <text:p>10.獎補助費3,492千元，係捐助各級漁會及相</text:p>
            <text:p>　 關單位，加強辦理漁業資訊基礎建設及共</text:p>
            <text:p>　 用軟體系統建置維護，提升漁會行政業務</text:p>
            <text:p>　 資訊化之普及應用，以縮短數位落差，強</text:p>
            <text:p>　 化漁業統計調查體系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41135" table:style-name="ce11">
            <text:p>41,13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2 水電費</text:p>
          </table:table-cell>
          <table:table-cell office:value-type="float" office:value="189" table:style-name="ce11">
            <text:p>18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3 通訊費</text:p>
          </table:table-cell>
          <table:table-cell office:value-type="float" office:value="1359" table:style-name="ce11">
            <text:p>1,35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5 資訊服務費</text:p>
          </table:table-cell>
          <table:table-cell office:value-type="float" office:value="11860" table:style-name="ce11">
            <text:p>11,86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0 按日按件計資酬金</text:p>
          </table:table-cell>
          <table:table-cell office:value-type="float" office:value="70" table:style-name="ce11">
            <text:p>7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1 委辦費</text:p>
          </table:table-cell>
          <table:table-cell office:value-type="float" office:value="23499" table:style-name="ce11">
            <text:p>23,49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1 物品</text:p>
          </table:table-cell>
          <table:table-cell office:value-type="float" office:value="184" table:style-name="ce11">
            <text:p>184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9 一般事務費</text:p>
          </table:table-cell>
          <table:table-cell office:value-type="float" office:value="2795" table:style-name="ce11">
            <text:p>2,79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1179" table:style-name="ce11">
            <text:p>1,17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7580" table:style-name="ce11">
            <text:p>7,58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06 資訊軟硬體設備費</text:p>
          </table:table-cell>
          <table:table-cell office:value-type="float" office:value="7454" table:style-name="ce11">
            <text:p>7,454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19 雜項設備費</text:p>
          </table:table-cell>
          <table:table-cell office:value-type="float" office:value="126" table:style-name="ce11">
            <text:p>12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3492" table:style-name="ce11">
            <text:p>3,49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7 對國內團體之捐助</text:p>
          </table:table-cell>
          <table:table-cell office:value-type="float" office:value="3492" table:style-name="ce11">
            <text:p>3,49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2 漁政管理</text:p>
          </table:table-cell>
          <table:table-cell office:value-type="float" office:value="82018" table:style-name="ce11">
            <text:p>82,018<text:s/></text:p>
          </table:table-cell>
          <table:table-cell office:value-type="string" table:style-name="ce12">
            <text:p>漁政組</text:p>
          </table:table-cell>
          <table:table-cell office:value-type="string" table:number-columns-spanned="2" table:number-rows-spanned="1" table:style-name="ce23">
            <text:p>本分支計畫辦理內容如下：</text:p>
            <text:p>1.特定、娛樂漁業經營許可及漁船船員證照核</text:p>
            <text:p>　（換）發與管理。</text:p>
            <text:p>2.兩岸漁業交流及漁事糾紛案件處理。</text:p>
            <text:p>3.沿近海漁業巡護及違規作業漁船之協調與處</text:p>
            <text:p>　理。</text:p>
            <text:p>4.漁船與船員海難救護之處理。</text:p>
            <text:p>5.漁業通訊電臺營運輔導。</text:p>
            <text:p>6.漁船航程紀錄器維護管控。</text:p>
            <text:p>7.推動休閒漁業之發展。</text:p>
            <text:p>8.沿近海漁業資源永續利用及教育宣導。</text:p>
            <text:p>9.業務費34,211千元，包括：</text:p>
            <text:p><text:s text:c="2"/>(1)水電費150千元。</text:p>
            <text:p><text:s text:c="2"/>(2)郵資、傳真及電話通訊費等150千元。</text:p>
            <text:p><text:s text:c="2"/>(3)影印機租金等160千元。</text:p>
            <text:p><text:s text:c="2"/>(4)委請專業律師顧問費75千元、洽請學者</text:p>
            <text:p><text:s text:c="2"/>　 專家出席漁政管理諮詢會議等出席費197</text:p>
            <text:p><text:s text:c="2"/>　 千元，辦理講習、研討及推廣等講師授</text:p>
            <text:p><text:s text:c="2"/>　 課鐘點費95千元，合共367千元。</text:p>
            <text:p><text:s text:c="2"/>(5)委辦費11,594千元，包括：</text:p>
            <text:p><text:s text:c="4"/>&lt;1&gt;委託海峽兩岸漁船船員勞務合作指定</text:p>
            <text:p><text:s text:c="4"/>　 實施單位辦理兩岸漁船船員勞務合作</text:p>
            <text:p><text:s text:c="4"/>　 協議、申訴協調等工作3,500千元。</text:p>
            <text:p><text:s text:c="4"/>&lt;2&gt;委託辦理漁船航程資訊系統維運與改</text:p>
            <text:p><text:s text:c="4"/>　 善等工作1,473千元。</text:p>
            <text:p><text:s text:c="4"/>&lt;3&gt;委託學術單位、專業機構及相關漁民</text:p>
            <text:p><text:s text:c="4"/>　 團體辦理沿近海漁船進行漁獲衛生自</text:p>
            <text:p><text:s text:c="4"/>　 主管理，以符合漁獲衛生作業規範或H</text:p>
            <text:p><text:s text:c="4"/>　 ACCP制度等工作1,000千元。</text:p>
            <text:p><text:s text:c="4"/>&lt;4&gt;委託地方政府及相關漁業(民)團體辦</text:p>
            <text:p><text:s text:c="4"/>　 理加強防杜漁船優惠用油流用、走私</text:p>
            <text:p><text:s text:c="4"/>　 進口漁產品銷毀處理、漁船筏及漁具</text:p>
            <text:p><text:s text:c="4"/>　 沒入銷毀、漁船員動員組訓等工作5,6</text:p>
            <text:p><text:s text:c="4"/>　 21千元。</text:p>
            <text:p><text:s text:c="2"/>(6)參加中華搜救協會、中華民國溪流環境</text:p>
            <text:p><text:s text:c="2"/>　 協會及臺灣海洋汙染防治協會等團體之</text:p>
            <text:p><text:s text:c="2"/>　 常年會費25千元。</text:p>
            <text:p><text:s text:c="2"/>(7)購置辦公用品、文具紙張、報章雜誌、</text:p>
            <text:p><text:s text:c="2"/>　 資料夾、碳粉匣、電腦用品及相關耗材</text:p>
            <text:p><text:s text:c="2"/>　 等339千元，購置新型航程紀錄器10,000</text:p>
            <text:p><text:s text:c="2"/>　 千元，合共10,339千元。</text:p>
            <text:p><text:s text:c="2"/>(8)漁業資源保育教育影片製作、各項業務</text:p>
            <text:p><text:s text:c="2"/>　 政令宣導資料印製等5,759千元；辦理證</text:p>
            <text:p><text:s text:c="2"/>　 照核發審查及文書處理等一般庶務性工</text:p>
            <text:p><text:s text:c="2"/>　 作1,767千元，替代役訓練及服勤期間所</text:p>
            <text:p><text:s text:c="2"/>　 需印刷、清潔、文具等事務費用160千元</text:p>
            <text:p><text:s text:c="2"/>　 ，合共7,686千元。</text:p>
            <text:p><text:s text:c="2"/>(9)電傳視訊及通訊傳輸設備養護修理等368</text:p>
            <text:p><text:s text:c="2"/>　 千元。</text:p>
            <text:p><text:s text:c="2"/>(10)國內差旅費2,351千元。</text:p>
            <text:p><text:s text:c="2"/>(11)大陸地區旅費795千元，包括：</text:p>
            <text:p><text:s text:c="4"/>&lt;1&gt;海峽兩岸漁船船員勞務合作協議主管</text:p>
            <text:p><text:s text:c="4"/>　 部門工作會晤計畫216千元。</text:p>
            <text:p><text:s text:c="4"/>&lt;2&gt;辦理推動兩岸漁業資源養護合作協議</text:p>
            <text:p><text:s text:c="4"/>　 前置溝通作業計畫268千元。</text:p>
            <text:p><text:s text:c="4"/>&lt;3&gt;派員參加大陸農業部辦理漁業博覽會</text:p>
            <text:p><text:s text:c="4"/>　 暨漁業周活動115千元。</text:p>
            <text:p><text:s text:c="4"/>&lt;4&gt;派員前往大陸中國水產科學研究院辦</text:p>
            <text:p><text:s text:c="4"/>　 理兩岸資源放流交流及考察大陸冷水</text:p>
            <text:p><text:s text:c="4"/>　 性魚類養殖相關設施計畫196千元。</text:p>
            <text:p><text:s text:c="2"/>(12)派員參與國際海事組織(IMO)海事安全</text:p>
            <text:p><text:s text:c="3"/>　 委員會(MSC)所需國外旅費180千元。</text:p>
            <text:p><text:s text:c="2"/>(13)運送各項公務物品等運費46千元。</text:p>
            <text:p>10.設備及投資1,530千元，係購置各項事務設</text:p>
            <text:p>　 備等。</text:p>
            <text:p>11.獎補助費46,277千元，包括：</text:p>
            <text:p><text:s text:c="2"/>(1)補助直轄市及縣(市)政府、漁會及相關</text:p>
            <text:p><text:s text:c="2"/>　 漁民團體等單位，辦理沿近海漁業資源</text:p>
            <text:p><text:s text:c="2"/>　 保育區、環境敏感區等養護管理資源保</text:p>
            <text:p><text:s text:c="2"/>　 育宣導工作，並配合本署執行沿近海監</text:p>
            <text:p><text:s text:c="2"/>　 控管制調查及提升漁產品競爭力等4,538</text:p>
            <text:p><text:s text:c="2"/>　 千元。</text:p>
            <text:p><text:s text:c="2"/>(2)捐助各級漁會辦理臺灣地區各漁業通訊</text:p>
            <text:p><text:s text:c="2"/>　 電臺營運輔導工作37,566千元。</text:p>
            <text:p><text:s text:c="2"/>(3)捐助各區漁會辦理漁船航程紀錄器維護</text:p>
            <text:p><text:s text:c="2"/>　 管控等工作800千元。</text:p>
            <text:p><text:s text:c="2"/>(4)捐助各區漁會辦理大陸船員境內安置相</text:p>
            <text:p><text:s text:c="2"/>　 關衛生及安全設施改善維護，並強化大</text:p>
            <text:p><text:s text:c="2"/>　 陸船員管理等工作1,003千元。</text:p>
            <text:p><text:s text:c="2"/>(5)捐助各級漁會辦理漁業用鹽包裝及運雜</text:p>
            <text:p><text:s text:c="2"/>　 費補助等工作364千元。</text:p>
            <text:p><text:s text:c="2"/>(6)捐助漁民(業)團體或學術單位辦理推動</text:p>
            <text:p><text:s text:c="2"/>　 兩岸漁業事務交流等工作2,000千元。</text:p>
            <text:p><text:s text:c="2"/>(7)依據「獎勵檢舉非法流用漁業動力優惠</text:p>
            <text:p><text:s text:c="2"/>　 用油案件實施要點」，提供民眾檢舉非</text:p>
            <text:p><text:s text:c="2"/>　 法流用漁業動力優惠用油案件獎金6千元</text:p>
            <text:p><text:s text:c="2"/>　 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34211" table:style-name="ce11">
            <text:p>34,21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2 水電費</text:p>
          </table:table-cell>
          <table:table-cell office:value-type="float" office:value="150" table:style-name="ce11">
            <text:p>1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3 通訊費</text:p>
          </table:table-cell>
          <table:table-cell office:value-type="float" office:value="150" table:style-name="ce11">
            <text:p>1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9 其他業務租金</text:p>
          </table:table-cell>
          <table:table-cell office:value-type="float" office:value="160" table:style-name="ce11">
            <text:p>16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0 按日按件計資酬金</text:p>
          </table:table-cell>
          <table:table-cell office:value-type="float" office:value="367" table:style-name="ce11">
            <text:p>36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1 委辦費</text:p>
          </table:table-cell>
          <table:table-cell office:value-type="float" office:value="11594" table:style-name="ce11">
            <text:p>11,594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62 國內組織會費</text:p>
          </table:table-cell>
          <table:table-cell office:value-type="float" office:value="25" table:style-name="ce11">
            <text:p>2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1 物品</text:p>
          </table:table-cell>
          <table:table-cell office:value-type="float" office:value="10339" table:style-name="ce11">
            <text:p>10,33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9 一般事務費</text:p>
          </table:table-cell>
          <table:table-cell office:value-type="float" office:value="7686" table:style-name="ce11">
            <text:p>7,68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84 設施及機械設備養護費</text:p>
          </table:table-cell>
          <table:table-cell office:value-type="float" office:value="368" table:style-name="ce11">
            <text:p>36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2351" table:style-name="ce11">
            <text:p>2,35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2 大陸地區旅費</text:p>
          </table:table-cell>
          <table:table-cell office:value-type="float" office:value="795" table:style-name="ce11">
            <text:p>79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3 國外旅費</text:p>
          </table:table-cell>
          <table:table-cell office:value-type="float" office:value="180" table:style-name="ce11">
            <text:p>18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4 運費</text:p>
          </table:table-cell>
          <table:table-cell office:value-type="float" office:value="46" table:style-name="ce11">
            <text:p>4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1530" table:style-name="ce11">
            <text:p>1,53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19 雜項設備費</text:p>
          </table:table-cell>
          <table:table-cell office:value-type="float" office:value="1530" table:style-name="ce11">
            <text:p>1,53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46277" table:style-name="ce11">
            <text:p>46,27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03 對直轄市政府之補助</text:p>
          </table:table-cell>
          <table:table-cell office:value-type="float" office:value="300" table:style-name="ce11">
            <text:p>3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10 對臺灣省各縣市之補助</text:p>
          </table:table-cell>
          <table:table-cell office:value-type="float" office:value="2958" table:style-name="ce11">
            <text:p>2,95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29 對福建省各縣之補助</text:p>
          </table:table-cell>
          <table:table-cell office:value-type="float" office:value="630" table:style-name="ce11">
            <text:p>63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7 對國內團體之捐助</text:p>
          </table:table-cell>
          <table:table-cell office:value-type="float" office:value="42383" table:style-name="ce11">
            <text:p>42,38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75 獎勵及慰問</text:p>
          </table:table-cell>
          <table:table-cell office:value-type="float" office:value="6" table:style-name="ce11">
            <text:p>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3 遠洋漁業管理</text:p>
          </table:table-cell>
          <table:table-cell office:value-type="float" office:value="206723" table:style-name="ce11">
            <text:p>206,723<text:s/></text:p>
          </table:table-cell>
          <table:table-cell office:value-type="string" table:style-name="ce12">
            <text:p>遠洋漁業組</text:p>
          </table:table-cell>
          <table:table-cell office:value-type="string" table:number-columns-spanned="2" table:number-rows-spanned="1" table:style-name="ce23">
            <text:p>本分支計畫辦理內容如下：</text:p>
            <text:p>1.國際漁業合作策劃、推動及漁業涉外事務之</text:p>
            <text:p>　協調，國外漁業基地業務之輔導，並配合國</text:p>
            <text:p>　際漁業組織推動責任制漁業。</text:p>
            <text:p>2.國際海洋漁業保育事務之參與及推動，國際</text:p>
            <text:p>　漁業組織資訊交換及活動之參與。</text:p>
            <text:p>3.鮪釣、魷釣、秋刀魚、鰹鮪圍網及拖網漁業</text:p>
            <text:p>　之輔導與管理。</text:p>
            <text:p>4.輔導漁船遵守國際規範及對產業紓困，以維</text:p>
            <text:p>　產業永續經營。</text:p>
            <text:p>5.參與國際漁業管理組織，維持我國參與權利</text:p>
            <text:p>　及維持漁獲配額分配與我國船隊相稱。</text:p>
            <text:p>6.打擊IUU漁業行為與持續派遣科學觀察員落</text:p>
            <text:p>　實公海登臨及檢查。</text:p>
            <text:p>7.因應國際趨勢監控漁船船位。</text:p>
            <text:p>8.與大專院校合作成立遠洋漁業管理資源研究</text:p>
            <text:p>　中心，提升資源研究品質。</text:p>
            <text:p>9.業務費158,058千元，包括：</text:p>
            <text:p><text:s text:c="2"/>(1)水電費300千元。</text:p>
            <text:p><text:s text:c="2"/>(2)郵資、電話通訊費等500千元。</text:p>
            <text:p><text:s text:c="2"/>(3)駐外漁業專員辦公室租金420千元，影印</text:p>
            <text:p><text:s text:c="2"/>　 機及替代役役男宿舍租金等936千元，租</text:p>
            <text:p><text:s text:c="2"/>　 車接送替代役役男等30千元，合共1,386</text:p>
            <text:p><text:s text:c="2"/>　 千元。</text:p>
            <text:p><text:s text:c="2"/>(4)科學觀察員工作期間意外險等621千元。</text:p>
            <text:p><text:s text:c="2"/>(5)僱用科學觀察員55位，辦理海上執法及</text:p>
            <text:p><text:s text:c="2"/>　 科學觀察等工作，主要係隨我國遠洋鮪</text:p>
            <text:p><text:s text:c="2"/>　 釣漁船出海作業，蒐集並紀錄漁船海上</text:p>
            <text:p><text:s text:c="2"/>　 作業漁獲資料及辦理生物採樣，以獲得</text:p>
            <text:p><text:s text:c="2"/>　 正確之統計數據及詳實之生物資訊，提</text:p>
            <text:p><text:s text:c="2"/>　 升漁獲資料回收之品質等44,000千元。</text:p>
            <text:p><text:s text:c="2"/>(6)對外談判及漁業諮商專案小組等出席費4</text:p>
            <text:p><text:s text:c="2"/>　 00千元，辦理相關業務講習及研討會等</text:p>
            <text:p><text:s text:c="2"/>　 講座鐘點費160千元，辦理替代役專業訓</text:p>
            <text:p><text:s text:c="2"/>　 練課程所需講師鐘點費120千元，委請專</text:p>
            <text:p><text:s text:c="2"/>　 業人士撰擬、翻譯相關稿件之費用50千</text:p>
            <text:p><text:s text:c="2"/>　 元，合共730千元。</text:p>
            <text:p><text:s text:c="2"/>(7)委辦費48,371千元，包括：</text:p>
            <text:p><text:s text:c="4"/>&lt;1&gt;委託相關團體或學校協助辦理聯合國</text:p>
            <text:p><text:s text:c="4"/>　 體系漁業相關會議之重要國際漁業議</text:p>
            <text:p><text:s text:c="4"/>　 題發展趨勢分析等1,300千元。</text:p>
            <text:p><text:s text:c="4"/>&lt;2&gt;委託學術單位或民間專業團體辦理臺</text:p>
            <text:p><text:s text:c="4"/>　 日漁場爭端相關案例資料蒐集及對日</text:p>
            <text:p><text:s text:c="4"/>　 漁業談判之對策分析等300千元。</text:p>
            <text:p><text:s text:c="4"/>&lt;3&gt;委託相關團體或學校辦理WTO漁業補貼</text:p>
            <text:p><text:s text:c="4"/>　 談判策略分析及因應措施等500千元。</text:p>
            <text:p><text:s text:c="4"/>&lt;4&gt;委託相關產業團體辦理遠洋漁獲資料</text:p>
            <text:p><text:s text:c="4"/>　 蒐集及外來船員登錄等612千元。</text:p>
            <text:p><text:s text:c="4"/>&lt;5&gt;委託相關團體或學校蒐集國外重要漁</text:p>
            <text:p><text:s text:c="4"/>　 業資訊作為漁業施政之參考等3,285千</text:p>
            <text:p><text:s text:c="4"/>　 元。</text:p>
            <text:p><text:s text:c="4"/>&lt;6&gt;委託相關團體或學校辦理國內漁港現</text:p>
            <text:p><text:s text:c="4"/>　 場漁業事務處理等工作14,770千元。</text:p>
            <text:p><text:s text:c="4"/>&lt;7&gt;委託相關團體或學校辦理國人經營漁</text:p>
            <text:p><text:s text:c="4"/>　 船之漁獲資料蒐集、彙整及統計分析</text:p>
            <text:p><text:s text:c="4"/>　 ，以作為提報國際組織科學資料之根</text:p>
            <text:p><text:s text:c="4"/>　 據等21,830千元。</text:p>
            <text:p><text:s text:c="4"/>&lt;8&gt;委託相關團體或學校辦理漁船監控系</text:p>
            <text:p><text:s text:c="4"/>　 統維護及資料分析等2,774千元。</text:p>
            <text:p><text:s text:c="4"/>&lt;9&gt;委託相關團體或學校進行國際組織之</text:p>
            <text:p><text:s text:c="4"/>　 法政議題資料研析等1,000千元。</text:p>
            <text:p><text:s text:c="4"/>&lt;10&gt;委託相關團體或學校辦理漁船卸魚資</text:p>
            <text:p><text:s text:c="5"/>　 料登錄等2,000千元。</text:p>
            <text:p><text:s text:c="2"/>(8)國際組織會費41,900千元，包括美洲熱</text:p>
            <text:p><text:s text:c="2"/>　 帶鮪類委員會(IATTC)會費5,000千元、</text:p>
            <text:p><text:s text:c="2"/>　 中西太平洋漁業委員會(WCPFC)會費24,0</text:p>
            <text:p><text:s text:c="2"/>　 00千元、南方黑鮪保育委員會(CCSBT)會</text:p>
            <text:p><text:s text:c="2"/>　 費5,500千元、南太平洋區域性漁業管理</text:p>
            <text:p><text:s text:c="2"/>　 組織(SPRFMO)會費1,000千元及北太平洋</text:p>
            <text:p><text:s text:c="2"/>　 漁業委員會(NPFC)會費6,400千元。</text:p>
            <text:p><text:s text:c="2"/>(9)參加台灣地球觀測學會會費10千元。</text:p>
            <text:p><text:s text:c="2"/>(10)購置辦公用品、文具紙張、電腦用品、</text:p>
            <text:p><text:s text:c="3"/>　 相關耗材及報章雜誌、圖書等1,890千</text:p>
            <text:p><text:s text:c="3"/>　 元。</text:p>
            <text:p><text:s text:c="2"/>(11)駐外漁業專員辦公室所需印刷、清潔、</text:p>
            <text:p><text:s text:c="3"/>　 雜項支出等費用300千元，邀請國際組</text:p>
            <text:p><text:s text:c="3"/>　 織成員及國外知名漁業專家學者來華指</text:p>
            <text:p><text:s text:c="3"/>　 導活動相關經費1,200千元，印製業務</text:p>
            <text:p><text:s text:c="3"/>　 報告資料、會議資料、新聞發布、政令</text:p>
            <text:p><text:s text:c="3"/>　 宣導及會議雜支等1,445千元，替代役</text:p>
            <text:p><text:s text:c="3"/>　 訓練及服勤期間所需印刷、清潔、雜項</text:p>
            <text:p><text:s text:c="3"/>　 支出等費用300千元，委請從事替代役</text:p>
            <text:p><text:s text:c="3"/>　 役男管理輔導工作700千元，在臺舉辦</text:p>
            <text:p><text:s text:c="3"/>　 世界海洋日及國際漁業會議相關經費1,</text:p>
            <text:p><text:s text:c="3"/>　 700千元，觀察員執行海上勤務所需代</text:p>
            <text:p><text:s text:c="3"/>　 理(辦)費、匯費、手續費等1,400千元</text:p>
            <text:p><text:s text:c="3"/>　 ，合共7,045千元。</text:p>
            <text:p><text:s text:c="2"/>(12)國內差旅費2,975千元。</text:p>
            <text:p><text:s text:c="2"/>(13)國外旅費8,330千元，包括：</text:p>
            <text:p><text:s text:c="4"/>&lt;1&gt;辦理海上執法及科學觀察員任務4,266</text:p>
            <text:p><text:s text:c="4"/>　 千元。</text:p>
            <text:p><text:s text:c="4"/>&lt;2&gt;參加亞太經濟合作(APEC)海洋與漁業</text:p>
            <text:p><text:s text:c="4"/>　 工作小組及相關會議154千元。</text:p>
            <text:p><text:s text:c="4"/>&lt;3&gt;參加生物多樣性公約(CBD)或出席華盛</text:p>
            <text:p><text:s text:c="4"/>　 頓公約動物委員會(AC)物種保育相關</text:p>
            <text:p><text:s text:c="4"/>　 會議96千元。</text:p>
            <text:p><text:s text:c="4"/>&lt;4&gt;參加南方黑鮪保育委員會(CCSBT) 相</text:p>
            <text:p><text:s text:c="4"/>　 關會議208千元。</text:p>
            <text:p><text:s text:c="4"/>&lt;5&gt;參加聯合國糧食及農業組織(FAO)相關</text:p>
            <text:p><text:s text:c="4"/>　 會議136千元。</text:p>
            <text:p><text:s text:c="4"/>&lt;6&gt;參加美洲熱帶鮪類委員會(IATTC)相關</text:p>
            <text:p><text:s text:c="4"/>　 會議347千元。</text:p>
            <text:p><text:s text:c="4"/>&lt;7&gt;參加大西洋鮪類資源保育委員會(ICCA</text:p>
            <text:p><text:s text:c="4"/>　 T)相關會議557千元。</text:p>
            <text:p><text:s text:c="4"/>&lt;8&gt;參加國際漁業團體聯盟(ICFA)相關會</text:p>
            <text:p><text:s text:c="4"/>　 議127千元。</text:p>
            <text:p><text:s text:c="4"/>&lt;9&gt;參加印度洋鮪類委員會(IOTC)相關會</text:p>
            <text:p><text:s text:c="4"/>　 議104千元。</text:p>
            <text:p><text:s text:c="4"/>&lt;10&gt;參加北太平洋鮪類國際科學委員會(I</text:p>
            <text:p><text:s text:c="5"/>　 SC)相關會議149千元。</text:p>
            <text:p><text:s text:c="4"/>&lt;11&gt;參加北太平洋溯河產卵魚類委員會(N</text:p>
            <text:p><text:s text:c="5"/>　 PAFC)相關會議109千元。</text:p>
            <text:p><text:s text:c="4"/>&lt;12&gt;參加北太平洋漁業委員會(NPFC)相關</text:p>
            <text:p><text:s text:c="5"/>　 會議269千元。</text:p>
            <text:p><text:s text:c="4"/>&lt;13&gt;參加經濟合作暨發展組織(OECD)相關</text:p>
            <text:p><text:s text:c="5"/>　 會議132千元。</text:p>
            <text:p><text:s text:c="4"/>&lt;14&gt;參加南太平洋區域漁業管理組織(SPR</text:p>
            <text:p><text:s text:c="5"/>　 FMO)相關會議200千元。</text:p>
            <text:p><text:s text:c="4"/>&lt;15&gt;參加中西太平洋漁業委員會(WCPFC)</text:p>
            <text:p><text:s text:c="5"/>　 相關會議917千元。</text:p>
            <text:p><text:s text:c="4"/>&lt;16&gt;參加世界貿易組織(WTO)漁業談判相</text:p>
            <text:p><text:s text:c="5"/>　 關會議154千元。</text:p>
            <text:p><text:s text:c="4"/>&lt;17&gt;參加臺日漁業會談(EEZ)137千元。</text:p>
            <text:p><text:s text:c="4"/>&lt;18&gt;參加臺日漁業科研合作諮商會議暨研</text:p>
            <text:p><text:s text:c="5"/>　 討會181千元。</text:p>
            <text:p><text:s text:c="4"/>&lt;19&gt;參加雙邊諮商87千元。</text:p>
            <text:p>10.設備及投資1,822千元，包括：</text:p>
            <text:p><text:s text:c="2"/>(1)購置替代役役男協助處理公務所需之電</text:p>
            <text:p><text:s text:c="2"/>　 腦及相關設備等104千元。</text:p>
            <text:p><text:s text:c="2"/>(2)購置觀察員協助處理公務所需之電腦及</text:p>
            <text:p><text:s text:c="2"/>　 相關設備等1,183千元。</text:p>
            <text:p><text:s text:c="2"/>(3)購置各項事務設備等535千元。</text:p>
            <text:p>11.獎補助費46,843千元，包括：</text:p>
            <text:p><text:s text:c="2"/>(1)補助駐開普敦辦事處協助辦理開普敦基</text:p>
            <text:p><text:s text:c="2"/>　 地之漁業事務管理與輔導工作727千元。</text:p>
            <text:p><text:s text:c="2"/>(2)捐助相關區域性國際漁業管理組織6,000</text:p>
            <text:p><text:s text:c="2"/>　 千元，包括大西洋鮪類資源保育委員會(</text:p>
            <text:p><text:s text:c="2"/>　 ICCAT)5,000千元、經濟合作暨發展組織</text:p>
            <text:p><text:s text:c="2"/>　 (OECD)500千元、中西太平洋漁業委員會</text:p>
            <text:p><text:s text:c="2"/>　 (WCPFC)及其他與我國漁業關係密切之國</text:p>
            <text:p><text:s text:c="2"/>　 際組織等500千元。</text:p>
            <text:p><text:s text:c="2"/>(3)捐助財團法人中華民國對外漁業合作發</text:p>
            <text:p><text:s text:c="2"/>　 展協會運用基金，以拓展漁船作業漁場</text:p>
            <text:p><text:s text:c="2"/>　 ，並協助營救被扣漁船、船員及協助處</text:p>
            <text:p><text:s text:c="2"/>　 理相關事務等17,305千元。</text:p>
            <text:p><text:s text:c="2"/>(4)捐助相關漁民(業)團體或學術單位赴國</text:p>
            <text:p><text:s text:c="2"/>　 外服務漁民、宣導政令或洽談雙邊、多</text:p>
            <text:p><text:s text:c="2"/>　 邊國外漁業合作及參與國際漁業聯盟等</text:p>
            <text:p><text:s text:c="2"/>　 工作2,282千元。</text:p>
            <text:p><text:s text:c="2"/>(5)辦理減船措施墊借補償金之金融成本等1</text:p>
            <text:p><text:s text:c="2"/>　 2,439千元。</text:p>
            <text:p><text:s text:c="2"/>(6)遠洋漁船船員被扣救助金90千元(每人每</text:p>
            <text:p><text:s text:c="2"/>　 月3千元)。</text:p>
            <text:p><text:s text:c="2"/>(7)輔導漁民遵守國際規範，並於產業遭受</text:p>
            <text:p><text:s text:c="2"/>　 國際情勢或其他重大環境變遷之衝擊時</text:p>
            <text:p><text:s text:c="2"/>　 ，提供產業調整支援措施等4,000千元。</text:p>
            <text:p><text:s text:c="2"/>(8)輔導推動臺日協議水域作業漁船投保第</text:p>
            <text:p><text:s text:c="2"/>　 三責任險4,000千元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158058" table:style-name="ce11">
            <text:p>158,05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2 水電費</text:p>
          </table:table-cell>
          <table:table-cell office:value-type="float" office:value="300" table:style-name="ce11">
            <text:p>3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3 通訊費</text:p>
          </table:table-cell>
          <table:table-cell office:value-type="float" office:value="500" table:style-name="ce11">
            <text:p>5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9 其他業務租金</text:p>
          </table:table-cell>
          <table:table-cell office:value-type="float" office:value="1386" table:style-name="ce11">
            <text:p>1,38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31 保險費</text:p>
          </table:table-cell>
          <table:table-cell office:value-type="float" office:value="621" table:style-name="ce11">
            <text:p>62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49 臨時人員酬金</text:p>
          </table:table-cell>
          <table:table-cell office:value-type="float" office:value="44000" table:style-name="ce11">
            <text:p>44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0 按日按件計資酬金</text:p>
          </table:table-cell>
          <table:table-cell office:value-type="float" office:value="730" table:style-name="ce11">
            <text:p>73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1 委辦費</text:p>
          </table:table-cell>
          <table:table-cell office:value-type="float" office:value="48371" table:style-name="ce11">
            <text:p>48,37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61 國際組織會費</text:p>
          </table:table-cell>
          <table:table-cell office:value-type="float" office:value="41900" table:style-name="ce11">
            <text:p>41,9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62 國內組織會費</text:p>
          </table:table-cell>
          <table:table-cell office:value-type="float" office:value="10" table:style-name="ce11">
            <text:p>1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1 物品</text:p>
          </table:table-cell>
          <table:table-cell office:value-type="float" office:value="1890" table:style-name="ce11">
            <text:p>1,89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9 一般事務費</text:p>
          </table:table-cell>
          <table:table-cell office:value-type="float" office:value="7045" table:style-name="ce11">
            <text:p>7,04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2975" table:style-name="ce11">
            <text:p>2,97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3 國外旅費</text:p>
          </table:table-cell>
          <table:table-cell office:value-type="float" office:value="8330" table:style-name="ce11">
            <text:p>8,33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1822" table:style-name="ce11">
            <text:p>1,82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06 資訊軟硬體設備費</text:p>
          </table:table-cell>
          <table:table-cell office:value-type="float" office:value="1287" table:style-name="ce11">
            <text:p>1,28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19 雜項設備費</text:p>
          </table:table-cell>
          <table:table-cell office:value-type="float" office:value="535" table:style-name="ce11">
            <text:p>53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46843" table:style-name="ce11">
            <text:p>46,84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0 政府機關間之補助</text:p>
          </table:table-cell>
          <table:table-cell office:value-type="float" office:value="727" table:style-name="ce11">
            <text:p>72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6 對外之捐助</text:p>
          </table:table-cell>
          <table:table-cell office:value-type="float" office:value="6000" table:style-name="ce11">
            <text:p>6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7 對國內團體之捐助</text:p>
          </table:table-cell>
          <table:table-cell office:value-type="float" office:value="32026" table:style-name="ce11">
            <text:p>32,02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45 社會福利津貼及濟助</text:p>
          </table:table-cell>
          <table:table-cell office:value-type="float" office:value="90" table:style-name="ce11">
            <text:p>9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76 其他補助及捐助</text:p>
          </table:table-cell>
          <table:table-cell office:value-type="float" office:value="8000" table:style-name="ce11">
            <text:p>8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4 養殖漁業管理</text:p>
          </table:table-cell>
          <table:table-cell office:value-type="float" office:value="191335" table:style-name="ce11">
            <text:p>191,335<text:s/></text:p>
          </table:table-cell>
          <table:table-cell office:value-type="string" table:style-name="ce12">
            <text:p>養殖漁業組</text:p>
          </table:table-cell>
          <table:table-cell office:value-type="string" table:number-columns-spanned="2" table:number-rows-spanned="1" table:style-name="ce23">
            <text:p>本分支計畫辦理內容如下：</text:p>
            <text:p>1.加強水產驗證與標章水產品管理及輔導。</text:p>
            <text:p>2.健全養殖漁業管理。</text:p>
            <text:p>3.水產飼料查驗及管理工作。</text:p>
            <text:p>4.漁船與漁民之海上作業保險、海難救助及慰</text:p>
            <text:p>　問。</text:p>
            <text:p>5.漁業勞工住宅貸款利息差額補貼。</text:p>
            <text:p>6.水產養殖用電優惠減免。</text:p>
            <text:p>7.國軍漁產類副食品供應業務。</text:p>
            <text:p>8.建立魚價查報機制穩定產銷，發展優質漁產</text:p>
            <text:p>　品。</text:p>
            <text:p>9.業務費25,273千元，包括：</text:p>
            <text:p><text:s text:c="2"/>(1)水電費272千元。</text:p>
            <text:p><text:s text:c="2"/>(2)郵資、電話通訊費等287千元。</text:p>
            <text:p><text:s text:c="2"/>(3)影印機租金等費用180千元。</text:p>
            <text:p><text:s text:c="2"/>(4)邀請專家學者協助審查養殖漁業管理相</text:p>
            <text:p><text:s text:c="2"/>　 關會議(含服務建議書、規劃報告、設計</text:p>
            <text:p><text:s text:c="2"/>　 書圖及法規標準研訂等)之出席費等274</text:p>
            <text:p><text:s text:c="2"/>　 千元，邀請專家學者協助辦理研習及宣</text:p>
            <text:p><text:s text:c="2"/>　 導活動講師鐘點費等30千元，首次輸入</text:p>
            <text:p><text:s text:c="2"/>　 外來水產動物活體審查小組書面審查費</text:p>
            <text:p><text:s text:c="2"/>　 等160千元，合共464千元。</text:p>
            <text:p><text:s text:c="2"/>(5)委辦費4,661千元，包括：</text:p>
            <text:p><text:s text:c="4"/>&lt;1&gt;委託相關學術或檢驗單位執行水產飼</text:p>
            <text:p><text:s text:c="4"/>　 料中一般成分及動物用藥等可能污染</text:p>
            <text:p><text:s text:c="4"/>　 物之檢驗等2,031千元。</text:p>
            <text:p><text:s text:c="4"/>&lt;2&gt;委託辦理優質水產品與有機標章查驗</text:p>
            <text:p><text:s text:c="4"/>　 作業等工作630千元。</text:p>
            <text:p><text:s text:c="4"/>&lt;3&gt;委託辦理水產品安全品質監測等2,000</text:p>
            <text:p><text:s text:c="4"/>　 千元。</text:p>
            <text:p><text:s text:c="2"/>(6)參加中華民國海洋事務與政策協會、台</text:p>
            <text:p><text:s text:c="2"/>　 灣水產協會及台灣農學會等團體之常年</text:p>
            <text:p><text:s text:c="2"/>　 會費20千元。</text:p>
            <text:p><text:s text:c="2"/>(7)購置辦公用品、文具紙張、報章雜誌、</text:p>
            <text:p><text:s text:c="2"/>　 電腦用品及相關耗材等328千元，抽驗水</text:p>
            <text:p><text:s text:c="2"/>　 產飼料所需材料費12千元，合共340千元</text:p>
            <text:p><text:s text:c="2"/>　 。</text:p>
            <text:p><text:s text:c="2"/>(8)辦理漁業產銷及企業經營之教育與宣導</text:p>
            <text:p><text:s text:c="2"/>　 等10,095千元，新聞發布、業務宣導、</text:p>
            <text:p><text:s text:c="2"/>　 印製各項業務報告資料及各類文件等975</text:p>
            <text:p><text:s text:c="2"/>　 千元；編印漁業推廣月刊、教育錄影帶</text:p>
            <text:p><text:s text:c="2"/>　 製作等5,861千元，合共16,931千元。</text:p>
            <text:p><text:s text:c="2"/>(9)國內差旅費1,547千元。</text:p>
            <text:p><text:s text:c="2"/>(10)赴大陸地區查察漁產品養殖場之衛生管</text:p>
            <text:p><text:s text:c="3"/>　 理作業所需差旅費83千元。</text:p>
            <text:p><text:s text:c="2"/>(11)國外旅費488千元，包括：</text:p>
            <text:p><text:s text:c="4"/>&lt;1&gt;查察漁產品養殖場之衛生管理作業47</text:p>
            <text:p><text:s text:c="4"/>　 千元。</text:p>
            <text:p><text:s text:c="4"/>&lt;2&gt;研習日本先進魚市場提升食品衛生安</text:p>
            <text:p><text:s text:c="4"/>　 全之運作情形與管理模式80千元。</text:p>
            <text:p><text:s text:c="4"/>&lt;3&gt;參加國際鰻魚合作會議261千元。</text:p>
            <text:p><text:s text:c="4"/>&lt;4&gt;參加世界水產養殖學會年會100千元。</text:p>
            <text:p>10.設備及投資154千元，係購置各項事務設備</text:p>
            <text:p>　 等。</text:p>
            <text:p>11.獎補助費165,908千元，包括：</text:p>
            <text:p><text:s text:c="2"/>(1)補助各縣(市)政府及養殖漁業團體辦理</text:p>
            <text:p><text:s text:c="2"/>　 健全養殖漁業管理計畫2,590千元。</text:p>
            <text:p><text:s text:c="2"/>(2)補助各直轄市及縣(市)政府辦理水產飼</text:p>
            <text:p><text:s text:c="2"/>　 料管理計畫，執行水產配合飼料抽驗等</text:p>
            <text:p><text:s text:c="2"/>　 工作1,171千元。</text:p>
            <text:p><text:s text:c="2"/>(3)辦理國軍漁產類副食品供應業務481千元</text:p>
            <text:p><text:s text:c="2"/>　 。</text:p>
            <text:p><text:s text:c="2"/>(4)捐助各魚市場及相關漁業團體辦理按日</text:p>
            <text:p><text:s text:c="2"/>　 即時查報魚價機制等工作3,545千元。</text:p>
            <text:p><text:s text:c="2"/>(5)補助各直轄市、縣(市)政府及相關漁業</text:p>
            <text:p><text:s text:c="2"/>　 團體辦理漁產品溯源安全管理及行銷輔</text:p>
            <text:p><text:s text:c="2"/>　 導計畫25,000千元。</text:p>
            <text:p><text:s text:c="2"/>(6)辦理海上作業漁民保險52,000千元，漁</text:p>
            <text:p><text:s text:c="2"/>　 船保險52,000千元，遭難漁船筏救助及</text:p>
            <text:p><text:s text:c="2"/>　 漁民海難傷亡慰問金等3,000千元(死亡</text:p>
            <text:p><text:s text:c="2"/>　 每人50千元，傷殘者視程度每人10千元</text:p>
            <text:p><text:s text:c="2"/>　 至30千元)，合共107,000千元。</text:p>
            <text:p><text:s text:c="2"/>(7)辦理污染地區魚塭休養補償等90千元。</text:p>
            <text:p><text:s text:c="2"/>(8)辦理漁民住宅貸款利息差額補貼等900千</text:p>
            <text:p><text:s text:c="2"/>　 元。</text:p>
            <text:p><text:s text:c="2"/>(9)依據農業發展條例第29條第2項規定，農</text:p>
            <text:p><text:s text:c="2"/>　 業動力用電費用，不採累進計算，停用</text:p>
            <text:p><text:s text:c="2"/>　 期間免收基本費。前項優惠減免措施原</text:p>
            <text:p><text:s text:c="2"/>　 由台電公司自行吸收，自103年度起逐年</text:p>
            <text:p><text:s text:c="2"/>　 調整回歸由各主政機關編列預算負擔，</text:p>
            <text:p><text:s text:c="2"/>　 其中水產養殖用電優惠減免部分，本年</text:p>
            <text:p><text:s text:c="2"/>　 度預估應負擔25,131千元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25273" table:style-name="ce11">
            <text:p>25,27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2 水電費</text:p>
          </table:table-cell>
          <table:table-cell office:value-type="float" office:value="272" table:style-name="ce11">
            <text:p>27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3 通訊費</text:p>
          </table:table-cell>
          <table:table-cell office:value-type="float" office:value="287" table:style-name="ce11">
            <text:p>28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9 其他業務租金</text:p>
          </table:table-cell>
          <table:table-cell office:value-type="float" office:value="180" table:style-name="ce11">
            <text:p>18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0 按日按件計資酬金</text:p>
          </table:table-cell>
          <table:table-cell office:value-type="float" office:value="464" table:style-name="ce11">
            <text:p>464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1 委辦費</text:p>
          </table:table-cell>
          <table:table-cell office:value-type="float" office:value="4661" table:style-name="ce11">
            <text:p>4,66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62 國內組織會費</text:p>
          </table:table-cell>
          <table:table-cell office:value-type="float" office:value="20" table:style-name="ce11">
            <text:p>2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1 物品</text:p>
          </table:table-cell>
          <table:table-cell office:value-type="float" office:value="340" table:style-name="ce11">
            <text:p>34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9 一般事務費</text:p>
          </table:table-cell>
          <table:table-cell office:value-type="float" office:value="16931" table:style-name="ce11">
            <text:p>16,93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1547" table:style-name="ce11">
            <text:p>1,54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2 大陸地區旅費</text:p>
          </table:table-cell>
          <table:table-cell office:value-type="float" office:value="83" table:style-name="ce11">
            <text:p>8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3 國外旅費</text:p>
          </table:table-cell>
          <table:table-cell office:value-type="float" office:value="488" table:style-name="ce11">
            <text:p>48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154" table:style-name="ce11">
            <text:p>154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19 雜項設備費</text:p>
          </table:table-cell>
          <table:table-cell office:value-type="float" office:value="154" table:style-name="ce11">
            <text:p>154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165908" table:style-name="ce11">
            <text:p>165,90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03 對直轄市政府之補助</text:p>
          </table:table-cell>
          <table:table-cell office:value-type="float" office:value="1494" table:style-name="ce11">
            <text:p>1,494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10 對臺灣省各縣市之補助</text:p>
          </table:table-cell>
          <table:table-cell office:value-type="float" office:value="1977" table:style-name="ce11">
            <text:p>1,97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7 對國內團體之捐助</text:p>
          </table:table-cell>
          <table:table-cell office:value-type="float" office:value="29316" table:style-name="ce11">
            <text:p>29,31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45 社會福利津貼及濟助</text:p>
          </table:table-cell>
          <table:table-cell office:value-type="float" office:value="107090" table:style-name="ce11">
            <text:p>107,09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54 差額補貼</text:p>
          </table:table-cell>
          <table:table-cell office:value-type="float" office:value="26031" table:style-name="ce11">
            <text:p>26,03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5 遠洋漁業開發</text:p>
          </table:table-cell>
          <table:table-cell office:value-type="float" office:value="82883" table:style-name="ce11">
            <text:p>82,883<text:s/></text:p>
          </table:table-cell>
          <table:table-cell office:value-type="string" table:style-name="ce12">
            <text:p>遠洋漁業開發中心</text:p>
          </table:table-cell>
          <table:table-cell office:value-type="string" table:number-columns-spanned="2" table:number-rows-spanned="1" table:style-name="ce23">
            <text:p>本分支計畫辦理內容如下：</text:p>
            <text:p>1.漁業公務船之營運管理。</text:p>
            <text:p>2.漁船幹部船員專業訓練、一般船員配合國際</text:p>
            <text:p>　需求之基本安全訓練。</text:p>
            <text:p>3.辦理漁船船員之基本安全訓練，強化漁船船</text:p>
            <text:p>　員海上求生技能。</text:p>
            <text:p>4.業務費30,927千元，包括：</text:p>
            <text:p><text:s text:c="2"/>(1)員工教育訓練費60千元。</text:p>
            <text:p><text:s text:c="2"/>(2)水電瓦斯動力費50千元。</text:p>
            <text:p><text:s text:c="2"/>(3)公務用網際網路通訊費442千元，寄送文</text:p>
            <text:p><text:s text:c="2"/>　 件郵資及國內外電話通訊費等828千元，</text:p>
            <text:p><text:s text:c="2"/>　 合共1,270千元。</text:p>
            <text:p><text:s text:c="2"/>(4)電腦軟硬體養護維修等248千元。</text:p>
            <text:p><text:s text:c="2"/>(5)影印機租金等費用120千元。</text:p>
            <text:p><text:s text:c="2"/>(6)公務船舶無線電臺、船舶檢查、燻艙檢</text:p>
            <text:p><text:s text:c="2"/>　 查費等30千元。</text:p>
            <text:p><text:s text:c="2"/>(7)受訓學員平安保險費580千元，公務船船</text:p>
            <text:p><text:s text:c="2"/>　 體保險費2,300千元，合共2,880千元。</text:p>
            <text:p><text:s text:c="2"/>(8)講師授課鐘點費、中文撰稿與編稿、外</text:p>
            <text:p><text:s text:c="2"/>　 文譯稿、審稿及校稿、會議出席費等1,3</text:p>
            <text:p><text:s text:c="2"/>　 60千元。</text:p>
            <text:p><text:s text:c="2"/>(9)委託公民營專業訓練機構或學術單位辦</text:p>
            <text:p><text:s text:c="2"/>　 理漁船各級職類幹部船員及漁船船員基</text:p>
            <text:p><text:s text:c="2"/>　 本安全訓練等5,820千元。</text:p>
            <text:p><text:s text:c="2"/>(10)參加國際安全與求生訓練協會會費20千</text:p>
            <text:p><text:s text:c="3"/>　 元。</text:p>
            <text:p><text:s text:c="2"/>(11)參加臺灣水產學會、漁業機械化協會及</text:p>
            <text:p><text:s text:c="3"/>　 中華民國船舶機械工程學會等團體年費</text:p>
            <text:p><text:s text:c="3"/>　 20千元。</text:p>
            <text:p><text:s text:c="2"/>(12)碳粉匣、文具紙張、報章雜誌、電腦用</text:p>
            <text:p><text:s text:c="3"/>　 品及相關耗材等310千元，漁具、安全</text:p>
            <text:p><text:s text:c="3"/>　 帽、救生衣等學員訓練實習用材料2,00</text:p>
            <text:p><text:s text:c="3"/>　 0千元，公務船主副機、冷凍機、一般</text:p>
            <text:p><text:s text:c="3"/>　 輔機及甲板等輪機配件、甲板耗材等1,</text:p>
            <text:p><text:s text:c="3"/>　 830千元，公務船甲種漁船用油4,070千</text:p>
            <text:p><text:s text:c="3"/>　 元，合共8,210千元。</text:p>
            <text:p><text:s text:c="2"/>(13)辦理政令宣導、學員資料及資源統計資</text:p>
            <text:p><text:s text:c="3"/>　 料之建檔、彙整、處理、中心廚房炊事</text:p>
            <text:p><text:s text:c="3"/>　 及求生訓練場管理等工作980千元，辦</text:p>
            <text:p><text:s text:c="3"/>　 理文書處理及一般庶務性工作等1,247</text:p>
            <text:p><text:s text:c="3"/>　 千元，求生訓練學員及公務船船員工作</text:p>
            <text:p><text:s text:c="3"/>　 服洗滌、救生筏整理及充氣等470千元</text:p>
            <text:p><text:s text:c="3"/>　 ，公務船船員冬夏季制服各兩套、安全</text:p>
            <text:p><text:s text:c="3"/>　 鞋1雙及工作服、防寒衣等460千元，訓</text:p>
            <text:p><text:s text:c="3"/>　 練班教材印刷等470千元，國中建教班</text:p>
            <text:p><text:s text:c="3"/>　 訓練副食費等100千元，合共3,727千元</text:p>
            <text:p><text:s text:c="3"/>　 。</text:p>
            <text:p><text:s text:c="2"/>(14)辦公器具養護費44千元。</text:p>
            <text:p><text:s text:c="2"/>(15)學員教室水電、機電、空調設備、桌椅</text:p>
            <text:p><text:s text:c="3"/>　 等教學設施及電梯之維護費838千元，</text:p>
            <text:p><text:s text:c="3"/>　 教室儀器設備及視聽器材等養護費228</text:p>
            <text:p><text:s text:c="3"/>　 千元，求生及滅火等器材養護費350千</text:p>
            <text:p><text:s text:c="3"/>　 元，公務船塢內上架、航儀電信、安全</text:p>
            <text:p><text:s text:c="3"/>　 設備等養護費4,892千元，合共6,308千</text:p>
            <text:p><text:s text:c="3"/>　 元。</text:p>
            <text:p><text:s text:c="2"/>(16)國內差旅費500千元。</text:p>
            <text:p><text:s text:c="2"/>(17)出席國際安全及求生訓練協會(IASST)</text:p>
            <text:p><text:s text:c="3"/>　 國際會議及研討會所需國外旅費140千</text:p>
            <text:p><text:s text:c="3"/>　 元。</text:p>
            <text:p><text:s text:c="2"/>(18)運送教材、訓練設備至偏遠及離島地區</text:p>
            <text:p><text:s text:c="3"/>　 所需費用120千元。</text:p>
            <text:p>5.設備及投資51,956千元，包括：</text:p>
            <text:p><text:s text:c="2"/>(1)辦理漁訓貳號(1,211噸)及漁建貳號(275</text:p>
            <text:p><text:s text:c="2"/>　 噸)公務船延壽47,500千元。</text:p>
            <text:p><text:s text:c="2"/>(2)辦理漁船幹部及船員訓練，購置漁航、</text:p>
            <text:p><text:s text:c="2"/>　 漁撈、輪機、求生及滅火等訓練設備2,5</text:p>
            <text:p><text:s text:c="2"/>　 00千元，公務船維運機具、零星設備、</text:p>
            <text:p><text:s text:c="2"/>　 訓練及事務設備1,956千元，合共4,456</text:p>
            <text:p><text:s text:c="2"/>　 千元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30927" table:style-name="ce11">
            <text:p>30,92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1 教育訓練費</text:p>
          </table:table-cell>
          <table:table-cell office:value-type="float" office:value="60" table:style-name="ce11">
            <text:p>6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2 水電費</text:p>
          </table:table-cell>
          <table:table-cell office:value-type="float" office:value="50" table:style-name="ce11">
            <text:p>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3 通訊費</text:p>
          </table:table-cell>
          <table:table-cell office:value-type="float" office:value="1270" table:style-name="ce11">
            <text:p>1,27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5 資訊服務費</text:p>
          </table:table-cell>
          <table:table-cell office:value-type="float" office:value="248" table:style-name="ce11">
            <text:p>24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9 其他業務租金</text:p>
          </table:table-cell>
          <table:table-cell office:value-type="float" office:value="120" table:style-name="ce11">
            <text:p>12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21 稅捐及規費</text:p>
          </table:table-cell>
          <table:table-cell office:value-type="float" office:value="30" table:style-name="ce11">
            <text:p>3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31 保險費</text:p>
          </table:table-cell>
          <table:table-cell office:value-type="float" office:value="2880" table:style-name="ce11">
            <text:p>2,88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0 按日按件計資酬金</text:p>
          </table:table-cell>
          <table:table-cell office:value-type="float" office:value="1360" table:style-name="ce11">
            <text:p>1,36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1 委辦費</text:p>
          </table:table-cell>
          <table:table-cell office:value-type="float" office:value="5820" table:style-name="ce11">
            <text:p>5,82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61 國際組織會費</text:p>
          </table:table-cell>
          <table:table-cell office:value-type="float" office:value="20" table:style-name="ce11">
            <text:p>2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62 國內組織會費</text:p>
          </table:table-cell>
          <table:table-cell office:value-type="float" office:value="20" table:style-name="ce11">
            <text:p>2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1 物品</text:p>
          </table:table-cell>
          <table:table-cell office:value-type="float" office:value="8210" table:style-name="ce11">
            <text:p>8,21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9 一般事務費</text:p>
          </table:table-cell>
          <table:table-cell office:value-type="float" office:value="3727" table:style-name="ce11">
            <text:p>3,72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83 車輛及辦公器具養護費</text:p>
          </table:table-cell>
          <table:table-cell office:value-type="float" office:value="44" table:style-name="ce11">
            <text:p>44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84 設施及機械設備養護費</text:p>
          </table:table-cell>
          <table:table-cell office:value-type="float" office:value="6308" table:style-name="ce11">
            <text:p>6,30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500" table:style-name="ce11">
            <text:p>5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3 國外旅費</text:p>
          </table:table-cell>
          <table:table-cell office:value-type="float" office:value="140" table:style-name="ce11">
            <text:p>14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4 運費</text:p>
          </table:table-cell>
          <table:table-cell office:value-type="float" office:value="120" table:style-name="ce11">
            <text:p>12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51956" table:style-name="ce11">
            <text:p>51,95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05 運輸設備費</text:p>
          </table:table-cell>
          <table:table-cell office:value-type="float" office:value="47500" table:style-name="ce11">
            <text:p>47,5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19 雜項設備費</text:p>
          </table:table-cell>
          <table:table-cell office:value-type="float" office:value="4456" table:style-name="ce11">
            <text:p>4,45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26">
            <text:p>06 休漁獎勵</text:p>
          </table:table-cell>
          <table:table-cell office:value-type="float" office:value="207000" table:style-name="ce27">
            <text:p>207,000<text:s/></text:p>
          </table:table-cell>
          <table:table-cell office:value-type="string" table:style-name="ce12">
            <text:p>漁政組</text:p>
          </table:table-cell>
          <table:table-cell office:value-type="string" table:number-columns-spanned="2" table:number-rows-spanned="1" table:style-name="ce23">
            <text:p>本分支計畫辦理內容如下：</text:p>
            <text:p>1.為因應國內油品自由化及為符合WTO規範，</text:p>
            <text:p>　藉由調降漁業動力用油優惠油價補貼標準，</text:p>
            <text:p>　將動力用油差額補貼撙節之經費用於辦理獎</text:p>
            <text:p>　勵休漁，以減少對漁民之立即衝擊。</text:p>
            <text:p>2.業務費27,000千元，係委託縣(市)政府及漁</text:p>
            <text:p>　民團體辦理休漁計畫宣導事宜及受理獎勵金</text:p>
            <text:p>　申請案件等。</text:p>
            <text:p>3.<text:span text:style-name="T1">獎補助費180,000千元，係核發漁民自願性</text:span></text:p>
            <text:p><text:span text:style-name="T1">　休漁獎勵金等。</text:span>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27000" table:style-name="ce11">
            <text:p>27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1 委辦費</text:p>
          </table:table-cell>
          <table:table-cell office:value-type="float" office:value="27000" table:style-name="ce11">
            <text:p>27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180000" table:style-name="ce11">
            <text:p>180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26">
            <text:p><text:s text:c="4"/>0476 其他補助及捐助</text:p>
          </table:table-cell>
          <table:table-cell office:value-type="float" office:value="180000" table:style-name="ce27">
            <text:p>180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7 漁業電臺管理</text:p>
          </table:table-cell>
          <table:table-cell office:value-type="float" office:value="22672" table:style-name="ce11">
            <text:p>22,672<text:s/></text:p>
          </table:table-cell>
          <table:table-cell office:value-type="string" table:style-name="ce12">
            <text:p>漁業廣播電臺</text:p>
          </table:table-cell>
          <table:table-cell office:value-type="string" table:number-columns-spanned="2" table:number-rows-spanned="1" table:style-name="ce23">
            <text:p>本分支計畫辦理內容如下：</text:p>
            <text:p>1.傳播農漁業政策、政令，即時提供最新漁海</text:p>
            <text:p>　況、農漁氣象、農漁業產銷動態及漁難救助</text:p>
            <text:p>　等消息，報導最新漁撈、養殖科技資訊及農</text:p>
            <text:p>　業科技與運用。</text:p>
            <text:p>2.推廣生態保育、促進休閒觀光，製作農漁業</text:p>
            <text:p>　專業性節目；提高廣播服務品質，加強設備</text:p>
            <text:p>　保養維護，落實農漁業永續經營發展。</text:p>
            <text:p>3.恢復全載發射功率，提升廣播涵蓋範圍及效</text:p>
            <text:p>　能。</text:p>
            <text:p>4.業務費19,473千元，包括：</text:p>
            <text:p><text:s text:c="2"/>(1)員工教育訓練費60千元。</text:p>
            <text:p><text:s text:c="2"/>(2)水電費9,200千元。</text:p>
            <text:p><text:s text:c="2"/>(3)郵資、電話費及網路通訊費等1,105千元</text:p>
            <text:p><text:s text:c="2"/>　 。</text:p>
            <text:p><text:s text:c="2"/>(4)辦公大樓土地租金730千元。</text:p>
            <text:p><text:s text:c="2"/>(5)交通部無線頻率、音樂使用費等729千元</text:p>
            <text:p><text:s text:c="2"/>　 。</text:p>
            <text:p><text:s text:c="2"/>(6)電腦主機及網路系統維護費等380千元。</text:p>
            <text:p><text:s text:c="2"/>(7)公務車輛燃料使用費、牌照稅及檢驗費</text:p>
            <text:p><text:s text:c="2"/>　 等37千元，其他稅捐及行政規費等52千</text:p>
            <text:p><text:s text:c="2"/>　 元，合共89千元。</text:p>
            <text:p><text:s text:c="2"/>(8)公務車輛保險費8千元，房屋、辦公廳舍</text:p>
            <text:p><text:s text:c="2"/>　 及設備等財產保險費81千元，合共89千</text:p>
            <text:p><text:s text:c="2"/>　 元。</text:p>
            <text:p><text:s text:c="2"/>(9)辦理業務講習講師鐘點費等30千元。</text:p>
            <text:p><text:s text:c="2"/>(10)委託具全國之大功率電臺、東部地區廣</text:p>
            <text:p><text:s text:c="3"/>　 播電臺代播漁業氣象工作費及代播遠洋</text:p>
            <text:p><text:s text:c="3"/>　 漁船廣播服務節目等873千元。</text:p>
            <text:p><text:s text:c="2"/>(11)參加相關廣播協會等年費40千元。</text:p>
            <text:p><text:s text:c="2"/>(12)公務車輛及割草機發電機油料費100千</text:p>
            <text:p><text:s text:c="3"/>　 元，文具紙張、電腦用品及相關耗材、</text:p>
            <text:p><text:s text:c="3"/>　 節目有聲及無聲資料、音效、道具、電</text:p>
            <text:p><text:s text:c="3"/>　 池及其他雜項用品等612千元，合共712</text:p>
            <text:p><text:s text:c="3"/>　 千元。</text:p>
            <text:p><text:s text:c="2"/>(13)員工文康活動費96千元，維護機關安全</text:p>
            <text:p><text:s text:c="3"/>　 保全人員1,105千元，宜蘭轉播站代管</text:p>
            <text:p><text:s text:c="3"/>　 費240千元，各地新聞及節目採訪製播6</text:p>
            <text:p><text:s text:c="3"/>　 00千元，夜間協助錄音、廣播工程、剪</text:p>
            <text:p><text:s text:c="3"/>　 輯節目及製作廣播劇、音效等830千元</text:p>
            <text:p><text:s text:c="3"/>　 ，資料印製、環境佈置及其他雜項支出</text:p>
            <text:p><text:s text:c="3"/>　 等54千元，合共2,925千元。</text:p>
            <text:p><text:s text:c="2"/>(14)辦公廳舍、臺北錄播音室及其他公用房</text:p>
            <text:p><text:s text:c="3"/>　 舍整修維護費1,071千元。</text:p>
            <text:p><text:s text:c="2"/>(15)公務車輛養護費16千元及辦公器具養護</text:p>
            <text:p><text:s text:c="3"/>　 費43千元，合共59千元。</text:p>
            <text:p><text:s text:c="2"/>(16)發射臺、機房、廣播機器、天線、鐵塔</text:p>
            <text:p><text:s text:c="3"/>　 、地網、空調、發電機、高低壓檢測及</text:p>
            <text:p><text:s text:c="3"/>　 消防設備等相關設施維護費838千元。</text:p>
            <text:p><text:s text:c="2"/>(17)國內差旅費409千元。</text:p>
            <text:p><text:s text:c="2"/>(18)運送物料費用35千元。</text:p>
            <text:p><text:s text:c="2"/>(19)臺長特別費99千元。</text:p>
            <text:p>5.設備及投資3,127千元，包括：</text:p>
            <text:p><text:s text:c="2"/>(1)發射機零配件、各式電機周邊設備等1,0</text:p>
            <text:p><text:s text:c="2"/>　 00千元。</text:p>
            <text:p><text:s text:c="2"/>(2)網站應用功能及網際網路、安全防護等</text:p>
            <text:p><text:s text:c="2"/>　 相關設備擴充更新150千元，內部資訊網</text:p>
            <text:p><text:s text:c="2"/>　 管理系統及軟體升級暨安全防護等所需</text:p>
            <text:p><text:s text:c="2"/>　 軟體經費150千元，合共300千元。</text:p>
            <text:p><text:s text:c="2"/>(3)增設臺北錄播音室所需設備835千元及公</text:p>
            <text:p><text:s text:c="2"/>　 務用相關周邊設備等992千元，合共1,82</text:p>
            <text:p><text:s text:c="2"/>　 7千元。</text:p>
            <text:p>6.獎補助費72千元，係電臺退休退職人員12人</text:p>
            <text:p>　，三節慰問金每人每年以6,000元計算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19473" table:style-name="ce11">
            <text:p>19,47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1 教育訓練費</text:p>
          </table:table-cell>
          <table:table-cell office:value-type="float" office:value="60" table:style-name="ce11">
            <text:p>6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2 水電費</text:p>
          </table:table-cell>
          <table:table-cell office:value-type="float" office:value="9200" table:style-name="ce11">
            <text:p>9,2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03 通訊費</text:p>
          </table:table-cell>
          <table:table-cell office:value-type="float" office:value="1105" table:style-name="ce11">
            <text:p>1,10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1 土地租金</text:p>
          </table:table-cell>
          <table:table-cell office:value-type="float" office:value="730" table:style-name="ce11">
            <text:p>73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2 權利使用費</text:p>
          </table:table-cell>
          <table:table-cell office:value-type="float" office:value="729" table:style-name="ce11">
            <text:p>72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5 資訊服務費</text:p>
          </table:table-cell>
          <table:table-cell office:value-type="float" office:value="380" table:style-name="ce11">
            <text:p>38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21 稅捐及規費</text:p>
          </table:table-cell>
          <table:table-cell office:value-type="float" office:value="89" table:style-name="ce11">
            <text:p>8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31 保險費</text:p>
          </table:table-cell>
          <table:table-cell office:value-type="float" office:value="89" table:style-name="ce11">
            <text:p>8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0 按日按件計資酬金</text:p>
          </table:table-cell>
          <table:table-cell office:value-type="float" office:value="30" table:style-name="ce11">
            <text:p>3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1 委辦費</text:p>
          </table:table-cell>
          <table:table-cell office:value-type="float" office:value="873" table:style-name="ce11">
            <text:p>87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62 國內組織會費</text:p>
          </table:table-cell>
          <table:table-cell office:value-type="float" office:value="40" table:style-name="ce11">
            <text:p>4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1 物品</text:p>
          </table:table-cell>
          <table:table-cell office:value-type="float" office:value="712" table:style-name="ce11">
            <text:p>71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9 一般事務費</text:p>
          </table:table-cell>
          <table:table-cell office:value-type="float" office:value="2925" table:style-name="ce11">
            <text:p>2,92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82 房屋建築養護費</text:p>
          </table:table-cell>
          <table:table-cell office:value-type="float" office:value="1071" table:style-name="ce11">
            <text:p>1,07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83 車輛及辦公器具養護費</text:p>
          </table:table-cell>
          <table:table-cell office:value-type="float" office:value="59" table:style-name="ce11">
            <text:p>5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84 設施及機械設備養護費</text:p>
          </table:table-cell>
          <table:table-cell office:value-type="float" office:value="838" table:style-name="ce11">
            <text:p>83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409" table:style-name="ce11">
            <text:p>40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4 運費</text:p>
          </table:table-cell>
          <table:table-cell office:value-type="float" office:value="35" table:style-name="ce11">
            <text:p>3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9 特別費</text:p>
          </table:table-cell>
          <table:table-cell office:value-type="float" office:value="99" table:style-name="ce11">
            <text:p>9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3127" table:style-name="ce11">
            <text:p>3,12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04 機械設備費</text:p>
          </table:table-cell>
          <table:table-cell office:value-type="float" office:value="1000" table:style-name="ce11">
            <text:p>1,0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06 資訊軟硬體設備費</text:p>
          </table:table-cell>
          <table:table-cell office:value-type="float" office:value="300" table:style-name="ce11">
            <text:p>3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19 雜項設備費</text:p>
          </table:table-cell>
          <table:table-cell office:value-type="float" office:value="1827" table:style-name="ce11">
            <text:p>1,82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72" table:style-name="ce11">
            <text:p>7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75 獎勵及慰問</text:p>
          </table:table-cell>
          <table:table-cell office:value-type="float" office:value="72" table:style-name="ce11">
            <text:p>7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26">
            <text:p>08 漁業用油補貼</text:p>
          </table:table-cell>
          <table:table-cell office:value-type="float" office:value="2512501" table:style-name="ce27">
            <text:p>2,512,501<text:s/></text:p>
          </table:table-cell>
          <table:table-cell office:value-type="string" table:style-name="ce12">
            <text:p>漁政組</text:p>
          </table:table-cell>
          <table:table-cell office:value-type="string" table:number-columns-spanned="2" table:number-rows-spanned="1" table:style-name="ce23">
            <text:p>本分支計畫辦理內容如下：</text:p>
            <text:p>1.依據漁業動力用油優惠油價標準辦理漁業用</text:p>
            <text:p>　油差額補貼，係為照顧漁民與顧及現階段漁</text:p>
            <text:p>　業困境，減少漁民負擔，乃持續編列預算補</text:p>
            <text:p>　貼漁船用油價差。</text:p>
            <text:p>2.獎補助費2,512,501千元，係用以歸墊以前</text:p>
            <text:p>　年度油品公司代墊補貼款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2512501" table:style-name="ce11">
            <text:p>2,512,501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3">
            <text:p><text:s text:c="4"/>0454 差額補貼</text:p>
          </table:table-cell>
          <table:table-cell office:value-type="float" office:value="2512501" table:style-name="ce14">
            <text:p>2,512,501<text:s/></text:p>
          </table:table-cell>
          <table:table-cell table:style-name="ce15"/>
          <table:table-cell table:number-columns-spanned="2" table:number-rows-spanned="1" table:style-name="ce25"/>
          <table:covered-table-cell/>
          <table:table-cell table:number-columns-repeated="16379"/>
        </table:table-row>
        <table:table-row table:number-rows-repeated="1048429" table:style-name="ro4">
          <table:table-cell table:number-columns-repeated="16384"/>
        </table:table-row>
      </table:table>
      <table:table table:name="Sheet1_(4)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2"/>
        <table:table-column table:style-name="co6" table:default-cell-style-name="ce2"/>
        <table:table-column table:style-name="co7" table:number-columns-repeated="249" table:default-cell-style-name="ce2"/>
        <table:table-column table:style-name="co8" table:number-columns-repeated="16128" table:default-cell-style-name="ce1"/>
        <table:table-row table:style-name="ro1">
          <table:table-cell office:value-type="string" table:number-columns-spanned="5" table:number-rows-spanned="1" table:style-name="ce18">
            <text:p>行政院農業委員會漁業署及所屬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8">
            <text:p>歲出計畫提要及分支計畫概況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3">
            <text:p><text:s text:c="2"/>經資門併計</text:p>
          </table:table-cell>
          <table:table-cell office:value-type="string" table:number-columns-spanned="2" table:number-rows-spanned="1" table:style-name="ce19">
            <text:p>中華民國105年度</text:p>
          </table:table-cell>
          <table:covered-table-cell/>
          <table:table-cell office:value-type="string" table:number-columns-spanned="2" table:number-rows-spanned="1" table:style-name="ce20">
            <text:p>單位：新臺幣千元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工作計畫名稱及編號</text:p>
          </table:table-cell>
          <table:table-cell office:value-type="string" table:style-name="ce5">
            <text:p>5851203000</text:p>
          </table:table-cell>
          <table:table-cell office:value-type="string" table:style-name="ce6">
            <text:p>漁業發展</text:p>
          </table:table-cell>
          <table:table-cell office:value-type="string" table:style-name="ce4">
            <text:p>預算金額</text:p>
          </table:table-cell>
          <table:table-cell office:value-type="float" office:value="1191874" table:style-name="ce7">
            <text:p>1,191,874<text:s/></text:p>
          </table:table-cell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21">
            <text:p>計畫內容：</text:p>
            <text:p>1.活化人工魚礁漁場，培育生物多樣性；放流魚苗，增裕</text:p>
            <text:p>　資源。</text:p>
            <text:p>2.進行漁業之監控、管制及調查（MCS），掌控漁業資源</text:p>
            <text:p>　利用狀況；收購漁船筏，降低漁船（筏）數量。</text:p>
            <text:p>3.改善養殖生產環境，輔導產業朝向海（鹹）水養殖發展</text:p>
            <text:p>　。</text:p>
            <text:p>4.以「整建、修建」維護現有漁港基本機能，持續適正與</text:p>
            <text:p>　指導漁港建設方向。</text:p>
            <text:p>5.建構漁港為兼具漁業與海洋休閒功能，配合觀光休閒活</text:p>
            <text:p>　動，改善漁港環境景觀及服務設施，發展漁港多元化。</text:p>
            <text:p>6.持續以定期疏浚清淤方式代替增建防波堤，及改善漁港</text:p>
            <text:p>　海岸風貌，落實「永續海岸整體發展方案」；改善氣候</text:p>
            <text:p>　變遷海平面上升主要風險區域之漁港碼頭面高程，確保</text:p>
            <text:p>　漁港後側漁村安全。</text:p>
            <text:p>7.辦理漁港海岸調查監測、試驗評估之相關研究工作，並</text:p>
            <text:p>　配合加強相關管理資訊建置，落實漁港相關管理工作。</text:p>
            <text:p>8.推動辦理加速漁產運銷通路建設，持續協助老舊生產地</text:p>
            <text:p>　與消費地魚市場之改（遷）建及交易環境改善，並改善</text:p>
            <text:p>　魚貨直銷中心、多功能漁民活動中心與周邊遊客休憩附</text:p>
            <text:p>　屬設施，吸引觀光人潮，帶動漁港繁榮。</text:p>
            <text:p>9.輔導活魚運搬船順利出港作業擴大養殖產業利基，另因</text:p>
            <text:p>　應大陸地區進口水產品規定，推動石斑魚養殖場登錄管</text:p>
            <text:p>　理；辦理年度養殖漁業放養量申報、查報調查作業，掌</text:p>
            <text:p>　握全國養殖漁業動態；建置液化石油氣(LNG)冷排水養</text:p>
            <text:p>　殖試驗場。</text:p>
            <text:p>10.補助彰化縣政府辦理彰化漁港開發案近程(可開港營運</text:p>
            <text:p>　 )計畫，先以漁業發展為主體，優先闢建內港口、北側</text:p>
            <text:p>　 「傳統漁業發展區」、北防風林，解決崙尾灣漁港及</text:p>
            <text:p>　 工業區周邊漁筏停泊處困境，提供船筏停泊水域及陸</text:p>
            <text:p>　 上漁業設施。</text:p>
            <text:p>11.更新建置沿近海漁業等圖資，調查沿近海漁業基礎資</text:p>
            <text:p>　 料，整合及應用沿近海漁業資料，進行跨領域資料共</text:p>
            <text:p>　 享與流通；建立淺海牡蠣養殖設施標識分布圖，協助</text:p>
            <text:p>　 釐清養殖戶實際的養殖位置，作為核發漁業權區執照</text:p>
            <text:p>　 依據及提升產業管理；新增辦理水產品零售價查報及</text:p>
            <text:p>　 國際行情資訊調查，並委託專家學者彙整分析國際及</text:p>
            <text:p>　 整體魚價變動資訊；收集及整合各類漁港基本資料，</text:p>
            <text:p>　 並開發網頁應用程式與行動裝置APP系統，便利漁港管</text:p>
            <text:p>　 理；透過調查人力赴魚塭現場拍照定位，建置養殖漁</text:p>
            <text:p>　 業陸上魚塭資料庫；擴充及維護漁業地理資訊系統功</text:p>
            <text:p>　 能，加強資料蒐集及強化資料正確性，並建立跨機關</text:p>
            <text:p>　 資料交換機制。</text:p>
          </table:table-cell>
          <table:covered-table-cell/>
          <table:table-cell office:value-type="string" table:number-columns-spanned="3" table:number-rows-spanned="1" table:style-name="ce21">
            <text:p>預期成果:</text:p>
            <text:p>1.建構優質漁場環境，放流多樣性之魚介貝苗，增裕及培</text:p>
            <text:p>　育沿近海漁業資源。</text:p>
            <text:p>2.加強漁業之監控、管制及調查工作（MCS），維持漁業</text:p>
            <text:p>　產業作業秩序；調整漁業結構。</text:p>
            <text:p>3.改善養殖作業環境、維護漁民生計利益及保障漁民生命</text:p>
            <text:p>　財產安全，預計本年度整建陸上及海上養殖漁業區公共</text:p>
            <text:p>　設施共8處，穩定國內養殖漁業生產每年15萬噸左右之</text:p>
            <text:p>　產量。</text:p>
            <text:p>4.維繫漁港之漁業使用機能正常運作，保障漁船及漁民生</text:p>
            <text:p>　命財產安全，加強漁港港區環境整理，提升漁港整體環</text:p>
            <text:p>　境品質，實際受益漁船佔全國作業漁船數70%以上。</text:p>
            <text:p>5.辦理漁港休閒、遊憩設施建設與觀光漁港之港區及碼頭</text:p>
            <text:p>　環境改造，以美化港區，達到建構多元化漁港海岸風貌</text:p>
            <text:p>　及吸引遊客參訪之目標。</text:p>
            <text:p>6.持續以疏浚取代人工構造物之方式解決漁港淤積問題，</text:p>
            <text:p>　以維繫漁船進出作業需求，保障漁民安全。</text:p>
            <text:p>7.促進漁港動能及整體利用率，整合分析漁船籍基本資料</text:p>
            <text:p>　、漁船進出港資料及港口等資訊，以利漁港活化推動及</text:p>
            <text:p>　評估漁港建設需求與效益。</text:p>
            <text:p>8.加速漁產品運銷通路現代化，辦理魚市場或魚貨直銷中</text:p>
            <text:p>　心建設及改善漁產運銷相關設施共2處。</text:p>
            <text:p>9.持續推動活魚運搬船順利出港作業，維持全年出港達70</text:p>
            <text:p>　0航次以上；登錄管理石斑魚養殖場達30場，俾利出口</text:p>
            <text:p>　魚貨至大陸地區及更新年度養殖漁業放養量申（查）報</text:p>
            <text:p>　資料1式；提供學研單位進行冷水物種養殖之試驗研究</text:p>
            <text:p>　場地，開拓我國未來發展冷水性養殖產業之雛形。</text:p>
            <text:p>10.改善彰化縣現有漁港之困境與發展瓶頸，闢建足供近</text:p>
            <text:p>　 海動力漁船無須候潮之港口及作業避風之泊地，以解</text:p>
            <text:p>　 決彰濱工業區開發所影響之廣大漁民生計問題。</text:p>
            <text:p>11.更新沿近海海域漁業權區等圖資20處、調查10區沿近</text:p>
            <text:p>　 海漁業基礎資料，掌握該等區域之漁業資源利用及產</text:p>
            <text:p>　 業經營資訊，作為漁業管理之依據，並提供其他產業</text:p>
            <text:p>　 規劃參考；輔導養殖漁民取得經營之漁業權入漁許可</text:p>
            <text:p>　 ，納入淺海養殖管理，以利漁民獲得政府保障及相關</text:p>
            <text:p>　 優惠之依據；掌握全國水產品市場零售價、國際行情</text:p>
            <text:p>　 資訊，作為政府及學術單位提出產業政策擬定及產銷</text:p>
            <text:p>　 業者調配魚貨之參考，以平穩魚價，避免產銷失衡；</text:p>
            <text:p>　 開發漁港管理應用系統，利於後續行政管理之參據，</text:p>
            <text:p>　 持續滾動式更新漁港相關資料，提升資料準確度及管</text:p>
            <text:p>　 理人員工作效率；因應環保意識抬頭及時代趨勢，善</text:p>
            <text:p>　 用既有漁港及休閒漁業資料，與開發應用系統結合，</text:p>
            <text:p>　 達到加乘效應。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8">
            <text:p>分支計畫及用途別科目</text:p>
          </table:table-cell>
          <table:table-cell office:value-type="string" table:style-name="ce9">
            <text:p>預算金額</text:p>
          </table:table-cell>
          <table:table-cell office:value-type="string" table:style-name="ce9">
            <text:p>承辦單位</text:p>
          </table:table-cell>
          <table:table-cell office:value-type="string" table:number-columns-spanned="2" table:number-rows-spanned="1" table:style-name="ce22">
            <text:p>說 <text:s text:c="12"/>明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1 漁業多元化經營建設</text:p>
          </table:table-cell>
          <table:table-cell office:value-type="float" office:value="882408" table:style-name="ce11">
            <text:p>882,408<text:s/></text:p>
          </table:table-cell>
          <table:table-cell office:value-type="string" table:style-name="ce12">
            <text:p>企劃組,漁政組,養殖漁業組</text:p>
          </table:table-cell>
          <table:table-cell office:value-type="string" table:number-columns-spanned="2" table:number-rows-spanned="1" table:style-name="ce23">
            <text:p>本分支計畫辦理項目及內容如下：</text:p>
            <text:p>1.依據行政院102年3月28日院臺農字第102001</text:p>
            <text:p>　7342號函核定之「漁業多元化經營建設計畫</text:p>
            <text:p>　（第四期）」辦理，執行期間為102至105年</text:p>
            <text:p>　度，計畫總經費4,102,803千元，本年度續</text:p>
            <text:p>　編第四期最後1年經費882,408千元，以前年</text:p>
            <text:p>　度法定預算數3,220,395千元。</text:p>
            <text:p>2.本計畫屬愛臺12建設項目，計畫內容包括沿</text:p>
            <text:p>　近海漁業永續經營141,740千元、促進養殖</text:p>
            <text:p>　漁業與環境和諧131,491千元、振興漁港設</text:p>
            <text:p>　施機能491,794千元、加速漁產品運銷通路</text:p>
            <text:p>　相關設施建設41,765千元、石斑魚及其他養</text:p>
            <text:p>　殖產業75,618千元等工作項目。</text:p>
            <text:p>3.業務費369,422千元，包括：</text:p>
            <text:p><text:s text:c="2"/>(1)工程審查、督導及採購評選會議委員出</text:p>
            <text:p><text:s text:c="2"/>　 席費等1,400千元。</text:p>
            <text:p><text:s text:c="2"/>(2)委辦費365,339千元，包括：</text:p>
            <text:p><text:s text:c="4"/>&lt;1&gt;委託縣(市)政府辦理漁船筏收購處理</text:p>
            <text:p><text:s text:c="4"/>　 ，本年度預估收購漁船筏42艘所需經</text:p>
            <text:p><text:s text:c="4"/>　 費56,909千元。</text:p>
            <text:p><text:s text:c="4"/>&lt;2&gt;委託辦理沿近海漁業監控、管理及執</text:p>
            <text:p><text:s text:c="4"/>　 法工作63,000千元。</text:p>
            <text:p><text:s text:c="4"/>&lt;3&gt;委託辦理養殖環境先期研究規劃等6,8</text:p>
            <text:p><text:s text:c="4"/>　 08千元。</text:p>
            <text:p><text:s text:c="4"/>&lt;4&gt;委託第一類漁港所在地直轄市或縣(市</text:p>
            <text:p><text:s text:c="4"/>　 )政府辦理中央主管第一類漁港之港區</text:p>
            <text:p><text:s text:c="4"/>　 清潔及安全維護等工作65,000千元。</text:p>
            <text:p><text:s text:c="4"/>&lt;5&gt;委託第一類漁港所在地直轄市或縣(市</text:p>
            <text:p><text:s text:c="4"/>　 )政府辦理中央主管第一類漁港各項設</text:p>
            <text:p><text:s text:c="4"/>　 施改善、建設及港區淤砂疏浚等工作1</text:p>
            <text:p><text:s text:c="4"/>　 16,392千元。</text:p>
            <text:p><text:s text:c="4"/>&lt;6&gt;委託強化及擴充漁港動能分析整合資</text:p>
            <text:p><text:s text:c="4"/>　 訊系統，整合非漁船(如遊艇)船舶資</text:p>
            <text:p><text:s text:c="4"/>　 料，提供漁港及漁業多元經營決策等</text:p>
            <text:p><text:s text:c="4"/>　 工作5,000千元。</text:p>
            <text:p><text:s text:c="4"/>&lt;7&gt;委託辦理漁港調查評估、整體規劃及</text:p>
            <text:p><text:s text:c="4"/>　 防護演練等工作10,500千元。</text:p>
            <text:p><text:s text:c="4"/>&lt;8&gt;委託辦理漁業工程管理系統維護、漁</text:p>
            <text:p><text:s text:c="4"/>　 港工程計畫管考追蹤、督導及品質管</text:p>
            <text:p><text:s text:c="4"/>　 制等工作13,000千元。</text:p>
            <text:p><text:s text:c="4"/>&lt;9&gt;委託辦理第一類漁港魚市場、直銷中</text:p>
            <text:p><text:s text:c="4"/>　 心或相關產銷設施興建改善等工作17,</text:p>
            <text:p><text:s text:c="4"/>　 230千元。</text:p>
            <text:p><text:s text:c="4"/>&lt;10&gt;委託辦理活魚運搬船出港魚貨調查暨</text:p>
            <text:p><text:s text:c="5"/>　 輔導出港作業等工作4,000千元。</text:p>
            <text:p><text:s text:c="4"/>&lt;11&gt;委託辦理降稅餌料進口以降低養殖成</text:p>
            <text:p><text:s text:c="5"/>　 本，協助石斑魚產業發展等工作800</text:p>
            <text:p><text:s text:c="5"/>　 千元。</text:p>
            <text:p><text:s text:c="4"/>&lt;12&gt;委託辦理整合型養殖漁業管理系統資</text:p>
            <text:p><text:s text:c="5"/>　 料整合及應用等工作5,000千元。</text:p>
            <text:p><text:s text:c="4"/>&lt;13&gt;委託辦理養殖漁業放養量調查資料稽</text:p>
            <text:p><text:s text:c="5"/>　 核作業等1,700千元。</text:p>
            <text:p><text:s text:c="2"/>(3)辦理本分支計畫相關業務所需購置文具</text:p>
            <text:p><text:s text:c="2"/>　 紙張、碳粉匣、電腦周邊耗材及工程勘</text:p>
            <text:p><text:s text:c="2"/>　 查相關配備等900千元。</text:p>
            <text:p><text:s text:c="2"/>(4)各項工程資料建置、書圖文件印製、相</text:p>
            <text:p><text:s text:c="2"/>　 關業務連繫及雜支等事務經費300千元。</text:p>
            <text:p><text:s text:c="2"/>(5)國內差旅費1,283千元。</text:p>
            <text:p><text:s text:c="2"/>(6)寄送相關工程書圖文件等運費200千元。</text:p>
            <text:p>4.設備及投資62,288千元，包括辦理第一類漁</text:p>
            <text:p>　港各項設施改善與建設、港區淤砂疏浚、遊</text:p>
            <text:p>　艇碼頭區水陸域工程建設等30,000千元；辦</text:p>
            <text:p>　理第一類漁港魚市場及直銷中心產銷設施興</text:p>
            <text:p>　建及改善等工作4,120千元；建置冷排水養</text:p>
            <text:p>　殖試驗場28,168千元。其中工程管理費約1,</text:p>
            <text:p>　869千元（係依「中央政府各機關工程管理</text:p>
            <text:p>　費支用要點」規定辦理，因包含數件細項工</text:p>
            <text:p>　程，件數及金額未確定，爰工程管理費按62</text:p>
            <text:p>　,288千元，暫以3%估算，約1,869千元；實</text:p>
            <text:p>　際執行時應以各該工程之結算總價提列，並</text:p>
            <text:p>　覈實於得提列數額內執行）。</text:p>
            <text:p>5.獎補助費450,698千元，包括：</text:p>
            <text:p><text:s text:c="2"/>(1)補助各直轄市、縣(市)政府、區漁會及</text:p>
            <text:p><text:s text:c="2"/>　 漁業相關團體辦理海洋保育區、生態復</text:p>
            <text:p><text:s text:c="2"/>　 育區之管理維護及宣導推廣、魚貝介苗</text:p>
            <text:p><text:s text:c="2"/>　 種苗放流及效益評估、漁業經營轉型輔</text:p>
            <text:p><text:s text:c="2"/>　 導、人工魚礁區活化、監測及覆網清除</text:p>
            <text:p><text:s text:c="2"/>　 等工作21,831千元。</text:p>
            <text:p><text:s text:c="2"/>(2)補助各直轄市及縣(市)政府辦理養殖漁</text:p>
            <text:p><text:s text:c="2"/>　 業生產環境與相關公共設施改善等工作1</text:p>
            <text:p><text:s text:c="2"/>　 22,050千元。</text:p>
            <text:p><text:s text:c="2"/>(3)補助各直轄市及縣(市)政府辦理所轄第</text:p>
            <text:p><text:s text:c="2"/>　 二類漁港各項設施改善、建設及港區淤</text:p>
            <text:p><text:s text:c="2"/>　 砂疏浚等工作246,002千元。</text:p>
            <text:p><text:s text:c="2"/>(4)補助漁港所在地縣(市)政府辦理所轄第</text:p>
            <text:p><text:s text:c="2"/>　 二類漁港相關調查、評估及整體規劃等</text:p>
            <text:p><text:s text:c="2"/>　 工作4,500千元。</text:p>
            <text:p><text:s text:c="2"/>(5)捐助各級漁會辦理魚市場、直銷中心或</text:p>
            <text:p><text:s text:c="2"/>　 相關產銷設施興修建及改善等工作20,36</text:p>
            <text:p><text:s text:c="2"/>　 5千元。</text:p>
            <text:p><text:s text:c="2"/>(6)補助各直轄市、縣(市)政府、相關漁業</text:p>
            <text:p><text:s text:c="2"/>　 團體或漁會等單位，辦理陸上魚塭養殖</text:p>
            <text:p><text:s text:c="2"/>　 及淺海牡蠣放養申報、查報、宣導及執</text:p>
            <text:p><text:s text:c="2"/>　 行西部沿海牡蠣養殖航拍作業等工作30,</text:p>
            <text:p><text:s text:c="2"/>　 000千元。</text:p>
            <text:p><text:s text:c="2"/>(7)捐助漁業團體或漁會辦理石斑魚養殖場</text:p>
            <text:p><text:s text:c="2"/>　 登錄管理等工作4,240千元。</text:p>
            <text:p><text:s text:c="2"/>(8)補助縣市政府辦理觀光漁場示範點評估</text:p>
            <text:p><text:s text:c="2"/>　 與規劃工作1,710千元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369422" table:style-name="ce11">
            <text:p>369,422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0 按日按件計資酬金</text:p>
          </table:table-cell>
          <table:table-cell office:value-type="float" office:value="1400" table:style-name="ce11">
            <text:p>1,4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1 委辦費</text:p>
          </table:table-cell>
          <table:table-cell office:value-type="float" office:value="365339" table:style-name="ce11">
            <text:p>365,33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1 物品</text:p>
          </table:table-cell>
          <table:table-cell office:value-type="float" office:value="900" table:style-name="ce11">
            <text:p>9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79 一般事務費</text:p>
          </table:table-cell>
          <table:table-cell office:value-type="float" office:value="300" table:style-name="ce11">
            <text:p>3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1283" table:style-name="ce11">
            <text:p>1,283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4 運費</text:p>
          </table:table-cell>
          <table:table-cell office:value-type="float" office:value="200" table:style-name="ce11">
            <text:p>2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62288" table:style-name="ce11">
            <text:p>62,28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02 房屋建築及設備費</text:p>
          </table:table-cell>
          <table:table-cell office:value-type="float" office:value="28168" table:style-name="ce11">
            <text:p>28,16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03 公共建設及設施費</text:p>
          </table:table-cell>
          <table:table-cell office:value-type="float" office:value="34120" table:style-name="ce11">
            <text:p>34,12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450698" table:style-name="ce11">
            <text:p>450,698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03 對直轄市政府之補助</text:p>
          </table:table-cell>
          <table:table-cell office:value-type="float" office:value="100237" table:style-name="ce11">
            <text:p>100,23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10 對臺灣省各縣市之補助</text:p>
          </table:table-cell>
          <table:table-cell office:value-type="float" office:value="273885" table:style-name="ce11">
            <text:p>273,885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29 對福建省各縣之補助</text:p>
          </table:table-cell>
          <table:table-cell office:value-type="float" office:value="11630" table:style-name="ce11">
            <text:p>11,63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37 對國內團體之捐助</text:p>
          </table:table-cell>
          <table:table-cell office:value-type="float" office:value="64946" table:style-name="ce11">
            <text:p>64,946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2 彰化漁港開發案近程(可開港營運)計畫</text:p>
          </table:table-cell>
          <table:table-cell office:value-type="float" office:value="272729" table:style-name="ce11">
            <text:p>272,729<text:s/></text:p>
          </table:table-cell>
          <table:table-cell office:value-type="string" table:style-name="ce12">
            <text:p>企劃組</text:p>
          </table:table-cell>
          <table:table-cell office:value-type="string" table:number-columns-spanned="2" table:number-rows-spanned="1" table:style-name="ce23">
            <text:p>本分支計畫辦理項目及內容如下：</text:p>
            <text:p>1.依據行政院103年11月14日院臺農字第10300</text:p>
            <text:p>　66738號函核定之「彰化漁港開發案近程（</text:p>
            <text:p>　可開港營運）計畫」辦理，執行期間為104</text:p>
            <text:p>　至106年度，計畫總經費1,286,220千元(中</text:p>
            <text:p>　央公務預算負擔部分)，本年度編列經費272</text:p>
            <text:p>　,729千元，未來年度經費需求數1,013,491</text:p>
            <text:p>　千元。</text:p>
            <text:p>2.獎補助費272,729千元，係補助彰化縣政府</text:p>
            <text:p>　辦理彰化漁港北防風林填築、圍堤、漁筏停</text:p>
            <text:p>　泊區興建及浮動碼頭興建、南北防波堤興建</text:p>
            <text:p>　及內港口開闢等相關工作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272729" table:style-name="ce11">
            <text:p>272,72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10 對臺灣省各縣市之補助</text:p>
          </table:table-cell>
          <table:table-cell office:value-type="float" office:value="272729" table:style-name="ce11">
            <text:p>272,729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3 時空資訊雲落實智慧國土計畫</text:p>
          </table:table-cell>
          <table:table-cell office:value-type="float" office:value="36737" table:style-name="ce11">
            <text:p>36,737<text:s/></text:p>
          </table:table-cell>
          <table:table-cell office:value-type="string" table:style-name="ce12">
            <text:p>企劃組,漁政組,養殖漁業組</text:p>
          </table:table-cell>
          <table:table-cell office:value-type="string" table:number-columns-spanned="2" table:number-rows-spanned="1" table:style-name="ce23">
            <text:p>本分支計畫辦理項目及內容如下：</text:p>
            <text:p>1.本計畫內容包括漁業權區、特定漁業禁漁區</text:p>
            <text:p>　等圖資更新與建置及漁業基礎資料調查，淺</text:p>
            <text:p>　海養殖漁業管理資料調查，魚塭地理資訊相</text:p>
            <text:p>　片圖資建置，零售魚價查報與彙整分析國際</text:p>
            <text:p>　及整體魚價變動資訊，漁港空間利用圖資建</text:p>
            <text:p>　置與相關應用系統開發，漁業地理資訊系統</text:p>
            <text:p>　維護擴充與跨機關資料交換運用等。</text:p>
            <text:p>2.業務費23,577千元，包括：</text:p>
            <text:p><text:s text:c="2"/>(1)漁業地理資訊系統運作維護1,200千元。</text:p>
            <text:p><text:s text:c="2"/>(2)計畫審查會議審查委員出席費等500千元</text:p>
            <text:p><text:s text:c="2"/>　 。</text:p>
            <text:p><text:s text:c="2"/>(3)委辦費21,477千元，包括：</text:p>
            <text:p><text:s text:c="4"/>&lt;1&gt;辦理漁港相關資料調查及強化地理資</text:p>
            <text:p><text:s text:c="4"/>　 訊系統相關統計資料蒐集更新2,367千</text:p>
            <text:p><text:s text:c="4"/>　 元。</text:p>
            <text:p><text:s text:c="4"/>&lt;2&gt;辦理調查漁業權區、特定魚種管理之</text:p>
            <text:p><text:s text:c="4"/>　 漁業基礎資料，整合漁業基礎資料等</text:p>
            <text:p><text:s text:c="4"/>　 相關資訊及調查結果4,800千元。</text:p>
            <text:p><text:s text:c="4"/>&lt;3&gt;辦理淺海養殖漁業管理相關資料及地</text:p>
            <text:p><text:s text:c="4"/>　 理資訊圖資更新5,342千元。</text:p>
            <text:p><text:s text:c="4"/>&lt;4&gt;辦理零售魚價查報及整體國際魚價變</text:p>
            <text:p><text:s text:c="4"/>　 動資訊分析等相關工作8,968千元。</text:p>
            <text:p><text:s text:c="2"/>(4)國內差旅費400千元。</text:p>
            <text:p>3.設備及投資5,750千元，包括：</text:p>
            <text:p><text:s text:c="2"/>(1)開發網頁應用程式與行動裝置APP程式之</text:p>
            <text:p><text:s text:c="2"/>　 漁港間座標位置導航路徑計算之程式與</text:p>
            <text:p><text:s text:c="2"/>　 相關技術應用等1,000千元。</text:p>
            <text:p><text:s text:c="2"/>(2)漁業地理資訊系統功能擴充及推動跨機</text:p>
            <text:p><text:s text:c="2"/>　 關資料交換服務等4,550千元。</text:p>
            <text:p><text:s text:c="2"/>(3)辦理淺海養殖漁業管理相關資料及地理</text:p>
            <text:p><text:s text:c="2"/>　 資訊圖資更新與建置所需設備等200千元</text:p>
            <text:p><text:s text:c="2"/>　 。</text:p>
            <text:p>4.獎補助費7,410千元，係辦理沿海地區魚塭</text:p>
            <text:p>　及淺海養殖地區GPS相片建置等相關工作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200 <text:s/>業務費</text:p>
          </table:table-cell>
          <table:table-cell office:value-type="float" office:value="23577" table:style-name="ce11">
            <text:p>23,57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15 資訊服務費</text:p>
          </table:table-cell>
          <table:table-cell office:value-type="float" office:value="1200" table:style-name="ce11">
            <text:p>1,2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0 按日按件計資酬金</text:p>
          </table:table-cell>
          <table:table-cell office:value-type="float" office:value="500" table:style-name="ce11">
            <text:p>5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51 委辦費</text:p>
          </table:table-cell>
          <table:table-cell office:value-type="float" office:value="21477" table:style-name="ce11">
            <text:p>21,47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291 國內旅費</text:p>
          </table:table-cell>
          <table:table-cell office:value-type="float" office:value="400" table:style-name="ce11">
            <text:p>4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5750" table:style-name="ce11">
            <text:p>5,7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06 資訊軟硬體設備費</text:p>
          </table:table-cell>
          <table:table-cell office:value-type="float" office:value="5550" table:style-name="ce11">
            <text:p>5,5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319 雜項設備費</text:p>
          </table:table-cell>
          <table:table-cell office:value-type="float" office:value="200" table:style-name="ce11">
            <text:p>20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400 <text:s/>獎補助費</text:p>
          </table:table-cell>
          <table:table-cell office:value-type="float" office:value="7410" table:style-name="ce11">
            <text:p>7,41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03 對直轄市政府之補助</text:p>
          </table:table-cell>
          <table:table-cell office:value-type="float" office:value="2550" table:style-name="ce11">
            <text:p>2,55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4"/>0410 對臺灣省各縣市之補助</text:p>
          </table:table-cell>
          <table:table-cell office:value-type="float" office:value="4070" table:style-name="ce11">
            <text:p>4,07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3">
            <text:p><text:s text:c="4"/>0437 對國內團體之捐助</text:p>
          </table:table-cell>
          <table:table-cell office:value-type="float" office:value="790" table:style-name="ce14">
            <text:p>790<text:s/></text:p>
          </table:table-cell>
          <table:table-cell table:style-name="ce15"/>
          <table:table-cell table:number-columns-spanned="2" table:number-rows-spanned="1" table:style-name="ce25"/>
          <table:covered-table-cell/>
          <table:table-cell table:number-columns-repeated="16379"/>
        </table:table-row>
        <table:table-row table:number-rows-repeated="1048538" table:style-name="ro4">
          <table:table-cell table:number-columns-repeated="16384"/>
        </table:table-row>
      </table:table>
      <table:table table:name="Sheet1_(5)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2"/>
        <table:table-column table:style-name="co6" table:default-cell-style-name="ce2"/>
        <table:table-column table:style-name="co7" table:number-columns-repeated="249" table:default-cell-style-name="ce2"/>
        <table:table-column table:style-name="co8" table:number-columns-repeated="16128" table:default-cell-style-name="ce1"/>
        <table:table-row table:style-name="ro1">
          <table:table-cell office:value-type="string" table:number-columns-spanned="5" table:number-rows-spanned="1" table:style-name="ce18">
            <text:p>行政院農業委員會漁業署及所屬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8">
            <text:p>歲出計畫提要及分支計畫概況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3">
            <text:p><text:s text:c="2"/>經資門併計</text:p>
          </table:table-cell>
          <table:table-cell office:value-type="string" table:number-columns-spanned="2" table:number-rows-spanned="1" table:style-name="ce19">
            <text:p>中華民國105年度</text:p>
          </table:table-cell>
          <table:covered-table-cell/>
          <table:table-cell office:value-type="string" table:number-columns-spanned="2" table:number-rows-spanned="1" table:style-name="ce20">
            <text:p>單位：新臺幣千元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工作計畫名稱及編號</text:p>
          </table:table-cell>
          <table:table-cell office:value-type="string" table:style-name="ce5">
            <text:p>5851209011</text:p>
          </table:table-cell>
          <table:table-cell office:value-type="string" table:style-name="ce6">
            <text:p>交通及運輸設備</text:p>
          </table:table-cell>
          <table:table-cell office:value-type="string" table:style-name="ce4">
            <text:p>預算金額</text:p>
          </table:table-cell>
          <table:table-cell office:value-type="float" office:value="1457" table:style-name="ce7">
            <text:p>1,457<text:s/></text:p>
          </table:table-cell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21">
            <text:p>計畫內容：</text:p>
            <text:p>辦理公務車輛汰換。</text:p>
          </table:table-cell>
          <table:covered-table-cell/>
          <table:table-cell office:value-type="string" table:number-columns-spanned="3" table:number-rows-spanned="1" table:style-name="ce21">
            <text:p>預期成果:</text:p>
            <text:p>提升行政效率。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8">
            <text:p>分支計畫及用途別科目</text:p>
          </table:table-cell>
          <table:table-cell office:value-type="string" table:style-name="ce9">
            <text:p>預算金額</text:p>
          </table:table-cell>
          <table:table-cell office:value-type="string" table:style-name="ce9">
            <text:p>承辦單位</text:p>
          </table:table-cell>
          <table:table-cell office:value-type="string" table:number-columns-spanned="2" table:number-rows-spanned="1" table:style-name="ce22">
            <text:p>說 <text:s text:c="12"/>明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1 交通及運輸設備</text:p>
          </table:table-cell>
          <table:table-cell office:value-type="float" office:value="1457" table:style-name="ce11">
            <text:p>1,457<text:s/></text:p>
          </table:table-cell>
          <table:table-cell office:value-type="string" table:style-name="ce12">
            <text:p>秘書室</text:p>
          </table:table-cell>
          <table:table-cell office:value-type="string" table:number-columns-spanned="2" table:number-rows-spanned="1" table:style-name="ce23">
            <text:p>1.汰換小客貨兩用車(7-8人座)1輛809千元、</text:p>
            <text:p>　公務轎車1輛600千元，合共1,409千元。</text:p>
            <text:p>2.新購電動機車1輛48千元。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300 <text:s/>設備及投資</text:p>
          </table:table-cell>
          <table:table-cell office:value-type="float" office:value="1457" table:style-name="ce11">
            <text:p>1,457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3">
            <text:p><text:s text:c="4"/>0305 運輸設備費</text:p>
          </table:table-cell>
          <table:table-cell office:value-type="float" office:value="1457" table:style-name="ce14">
            <text:p>1,457<text:s/></text:p>
          </table:table-cell>
          <table:table-cell table:style-name="ce15"/>
          <table:table-cell table:number-columns-spanned="2" table:number-rows-spanned="1" table:style-name="ce25"/>
          <table:covered-table-cell/>
          <table:table-cell table:number-columns-repeated="16379"/>
        </table:table-row>
        <table:table-row table:number-rows-repeated="1048567" table:style-name="ro4">
          <table:table-cell table:number-columns-repeated="16384"/>
        </table:table-row>
      </table:table>
      <table:table table:name="Sheet1_(6)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6"/>
        <table:table-column table:style-name="co4" table:default-cell-style-name="ce16"/>
        <table:table-column table:style-name="co2" table:default-cell-style-name="ce16"/>
        <table:table-column table:style-name="co5" table:default-cell-style-name="ce2"/>
        <table:table-column table:style-name="co6" table:default-cell-style-name="ce2"/>
        <table:table-column table:style-name="co7" table:number-columns-repeated="249" table:default-cell-style-name="ce2"/>
        <table:table-column table:style-name="co8" table:number-columns-repeated="16128" table:default-cell-style-name="ce1"/>
        <table:table-row table:style-name="ro1">
          <table:table-cell office:value-type="string" table:number-columns-spanned="5" table:number-rows-spanned="1" table:style-name="ce18">
            <text:p>行政院農業委員會漁業署及所屬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8">
            <text:p>歲出計畫提要及分支計畫概況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3">
            <text:p><text:s text:c="2"/>經資門併計</text:p>
          </table:table-cell>
          <table:table-cell office:value-type="string" table:number-columns-spanned="2" table:number-rows-spanned="1" table:style-name="ce19">
            <text:p>中華民國105年度</text:p>
          </table:table-cell>
          <table:covered-table-cell/>
          <table:table-cell office:value-type="string" table:number-columns-spanned="2" table:number-rows-spanned="1" table:style-name="ce20">
            <text:p>單位：新臺幣千元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工作計畫名稱及編號</text:p>
          </table:table-cell>
          <table:table-cell office:value-type="string" table:style-name="ce5">
            <text:p>5851209800</text:p>
          </table:table-cell>
          <table:table-cell office:value-type="string" table:style-name="ce6">
            <text:p>第一預備金</text:p>
          </table:table-cell>
          <table:table-cell office:value-type="string" table:style-name="ce4">
            <text:p>預算金額</text:p>
          </table:table-cell>
          <table:table-cell office:value-type="float" office:value="1140" table:style-name="ce7">
            <text:p>1,140<text:s/></text:p>
          </table:table-cell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21">
            <text:p>計畫內容：</text:p>
            <text:p>依實際需要申請動支。</text:p>
          </table:table-cell>
          <table:covered-table-cell/>
          <table:table-cell office:value-type="string" table:number-columns-spanned="3" table:number-rows-spanned="1" table:style-name="ce21">
            <text:p>預期成果:</text:p>
            <text:p>適時解決需要。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office:value-type="string" table:style-name="ce8">
            <text:p>分支計畫及用途別科目</text:p>
          </table:table-cell>
          <table:table-cell office:value-type="string" table:style-name="ce9">
            <text:p>預算金額</text:p>
          </table:table-cell>
          <table:table-cell office:value-type="string" table:style-name="ce9">
            <text:p>承辦單位</text:p>
          </table:table-cell>
          <table:table-cell office:value-type="string" table:number-columns-spanned="2" table:number-rows-spanned="1" table:style-name="ce22">
            <text:p>說 <text:s text:c="12"/>明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01 第一預備金</text:p>
          </table:table-cell>
          <table:table-cell office:value-type="float" office:value="1140" table:style-name="ce11">
            <text:p>1,140<text:s/></text:p>
          </table:table-cell>
          <table:table-cell office:value-type="string" table:style-name="ce12">
            <text:p>本署各單位</text:p>
          </table:table-cell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0">
            <text:p><text:s text:c="2"/>0900 <text:s/>預備金</text:p>
          </table:table-cell>
          <table:table-cell office:value-type="float" office:value="1140" table:style-name="ce11">
            <text:p>1,140<text:s/></text:p>
          </table:table-cell>
          <table:table-cell table:style-name="ce12"/>
          <table:table-cell table:number-columns-spanned="2" table:number-rows-spanned="1" table:style-name="ce24"/>
          <table:covered-table-cell/>
          <table:table-cell table:number-columns-repeated="16379"/>
        </table:table-row>
        <table:table-row table:style-name="ro1">
          <table:table-cell office:value-type="string" table:style-name="ce13">
            <text:p><text:s text:c="4"/>0901 第一預備金</text:p>
          </table:table-cell>
          <table:table-cell office:value-type="float" office:value="1140" table:style-name="ce14">
            <text:p>1,140<text:s/></text:p>
          </table:table-cell>
          <table:table-cell table:style-name="ce15"/>
          <table:table-cell table:number-columns-spanned="2" table:number-rows-spanned="1" table:style-name="ce25"/>
          <table:covered-table-cell/>
          <table:table-cell table:number-columns-repeated="16379"/>
        </table:table-row>
        <table:table-row table:number-rows-repeated="10485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currency-style style:name="N49P0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49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iayi</meta:initial-creator>
    <dc:creator>Chiayi</dc:creator>
    <meta:creation-date>1997-01-14T09:50:29Z</meta:creation-date>
    <dc:date>2019-08-23T05:32:56Z</dc:date>
  </office:meta>
</office:document-meta>
</file>